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paragraph-rsid="00299325"/>
    </style:style>
    <style:style style:name="P2" style:family="paragraph" style:parent-style-name="ArticleHistory">
      <style:text-properties officeooo:paragraph-rsid="0028d69d"/>
    </style:style>
    <style:style style:name="P3" style:family="paragraph" style:parent-style-name="H3">
      <style:text-properties officeooo:paragraph-rsid="0028d69d"/>
    </style:style>
    <style:style style:name="P4" style:family="paragraph" style:parent-style-name="ArticleContactInfo">
      <style:text-properties officeooo:paragraph-rsid="0028d69d"/>
    </style:style>
    <style:style style:name="P5" style:family="paragraph" style:parent-style-name="Standard">
      <style:text-properties fo:language="en" fo:country="GB" officeooo:rsid="002c06de" officeooo:paragraph-rsid="002c06de"/>
    </style:style>
    <style:style style:name="P6" style:family="paragraph" style:parent-style-name="Standard">
      <style:text-properties fo:language="en" fo:country="GB" officeooo:paragraph-rsid="00299325"/>
    </style:style>
    <style:style style:name="P7" style:family="paragraph" style:parent-style-name="Standard">
      <style:text-properties fo:language="en" fo:country="GB" officeooo:rsid="0028d69d" officeooo:paragraph-rsid="00299325"/>
    </style:style>
    <style:style style:name="P8" style:family="paragraph" style:parent-style-name="Bibliography_20_1">
      <style:text-properties fo:font-style="normal" style:font-style-asian="normal"/>
    </style:style>
    <style:style style:name="P9" style:family="paragraph" style:parent-style-name="H1-ArticleTitle">
      <style:text-properties fo:language="en" fo:country="GB"/>
    </style:style>
    <style:style style:name="P10" style:family="paragraph" style:parent-style-name="H2">
      <style:text-properties fo:language="en" fo:country="GB"/>
    </style:style>
    <style:style style:name="P11" style:family="paragraph" style:parent-style-name="H3">
      <style:text-properties fo:language="en" fo:country="GB"/>
    </style:style>
    <style:style style:name="P12" style:family="paragraph" style:parent-style-name="ArticleHistory">
      <style:text-properties fo:language="en" fo:country="GB" officeooo:paragraph-rsid="0028d69d"/>
    </style:style>
    <style:style style:name="P13" style:family="paragraph" style:parent-style-name="ArticleIdentifiers">
      <style:text-properties fo:language="en" fo:country="GB" officeooo:paragraph-rsid="0028d69d"/>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style:font-style-asian="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officeooo:rsid="0028d69d"/>
    </style:style>
    <style:style style:name="T7" style:family="text">
      <style:text-properties fo:language="en" fo:country="US"/>
    </style:style>
    <style:style style:name="T8" style:family="text">
      <style:text-properties officeooo:rsid="0038da29"/>
    </style:style>
    <style:style style:name="T9" style:family="text">
      <style:text-properties officeooo:rsid="003a464d"/>
    </style:style>
    <style:style style:name="T10" style:family="text">
      <style:text-properties fo:font-weight="bold" style:font-weight-asian="bold" style:font-weight-complex="bold"/>
    </style:style>
    <style:style style:name="Sect1"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rticleAuthors">Mark Exworthy</text:p>
      <text:p text:style-name="P13">ISSN: 1893-1049<text:tab/>Volume 5, No 1 (2015)<text:tab/>http://dx.doi.org/10.7577/pp.944</text:p>
      <text:p text:style-name="P2">Received: 4 August 2014</text:p>
      <text:p text:style-name="P12">Accepted: 25 March 2015</text:p>
      <text:p text:style-name="P4">Mark Exworthy, <text:span text:style-name="T7">Health Services Management Centre, University of Birmingham</text:span></text:p>
      <text:p text:style-name="P4"><text:span text:style-name="T4">Contact: Mark Exworthy, </text:span><text:span text:style-name="T7">Health Services Management Centre, University of Birmingham, Edgbaston Birmingham B15 2TT United Kingdom </text:span><text:a xlink:type="simple" xlink:href="mailto:m.exworthy@bham.ac.uk" text:style-name="Internet_20_link" text:visited-style-name="Visited_20_Internet_20_Link"><text:span text:style-name="T4">m.exworthy@bham.ac.uk</text:span></text:a></text:p>
      <text:h text:style-name="P9" text:outline-level="1">The Iron Cage and the Gaze? Re-Interpreting Medical Control in the English Health System</text:h>
      <text:p text:style-name="ArticleAbstract"><text:span text:style-name="T4">Abstract: This paper seeks to determine the value of theoretical ideal-types of medical control. Whilst ideal types (such as the iron cage and gaze) need revision in their application to medical settings, they remain useful in describing and explaining patterns of control and autonomy in the medical profession. The apparent transition from the cage to the gaze has often been over-stated since both types are found in many contemporary health reforms. Indeed, forms of neo-bureaucracy have emerged alongside surveillance of the gaze. These types are contextualised and elaborated in terms of two empirical examples: the management of medical performance and financial incentives for senior hospital doctors in England. Findings point towards the reformulation of medical control, an on-going re-stratification of the medical profession, and the internalisation of managerial discourses. The cumulative effect involves the medical profession’s ability to re-cast and enhance its position (vis-à-vis managerial interests).</text:span></text:p>
      <text:p text:style-name="ArticleKeywords">Keywords: medical profession, medical control, iron cage, gaze</text:p>
      <text:p text:style-name="P5">XML-author's note: This document is a reference-list test, where all the references have been managed using the Zotero reference manager. Now, it will be interesting to see how odf2jats will handle references that should be properly formatted using APA 6 style formatting.</text:p>
      <text:h text:style-name="P10" text:outline-level="2">Ideal-types of occupational control</text:h>
      <text:p text:style-name="P1"><text:reference-mark-start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Armstrong, 2002) <text:reference-mark-end text:name="ZOTERO_ITEM CSL_CITATION {&quot;citationID&quot;:&quot;1e8q8rahsc&quot;,&quot;properties&quot;:{&quot;formattedCitation&quot;:&quot;(Armstrong, 2002)&quot;,&quot;plainCitation&quot;:&quot;(Armstrong, 2002)&quot;},&quot;citationItems&quot;:[{&quot;id&quot;:3,&quot;uris&quot;:[&quot;http://zotero.org/users/local/lElUUWpz/items/8S99JHCV&quot;],&quot;uri&quot;:[&quot;http://zotero.org/users/local/lElUUWpz/items/8S99JHCV&quot;],&quot;itemData&quot;:{&quot;id&quot;:3,&quot;type&quot;:&quot;book&quot;,&quot;title&quot;:&quot;A New History of Identity&quot;,&quot;publisher&quot;:&quot;Palgrave&quot;,&quot;publisher-place&quot;:&quot;Basingstroke&quot;,&quot;archive_location&quot;:&quot;A&quot;,&quot;event-place&quot;:&quot;Basingstroke&quot;,&quot;URL&quot;:&quot;http://dx.doi.org/10.1057/9781403907028&quot;,&quot;language&quot;:&quot;English&quot;,&quot;author&quot;:[{&quot;family&quot;:&quot;Armstrong&quot;,&quot;given&quot;:&quot;David&quot;}],&quot;issued&quot;:{&quot;date-parts&quot;:[[&quot;2002&quot;]]},&quot;accessed&quot;:{&quot;date-parts&quot;:[[&quot;2015&quot;,4,28]]}}}],&quot;schema&quot;:&quot;https://github.com/citation-style-language/schema/raw/master/csl-citation.json&quot;} RNDs0HqRq5wMj"/></text:p>
      <text:p text:style-name="P1"><text:reference-mark-start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Bates &amp; Gawande, 2000) <text:reference-mark-end text:name="ZOTERO_ITEM CSL_CITATION {&quot;citationID&quot;:&quot;78h89cod3&quot;,&quot;properties&quot;:{&quot;formattedCitation&quot;:&quot;(Bates &amp; Gawande, 2000)&quot;,&quot;plainCitation&quot;:&quot;(Bates &amp; Gawande, 2000)&quot;},&quot;citationItems&quot;:[{&quot;id&quot;:6,&quot;uris&quot;:[&quot;http://zotero.org/users/local/lElUUWpz/items/SNTEGZ2R&quot;],&quot;uri&quot;:[&quot;http://zotero.org/users/local/lElUUWpz/items/SNTEGZ2R&quot;],&quot;itemData&quot;:{&quot;id&quot;:6,&quot;type&quot;:&quot;article-journal&quot;,&quot;title&quot;:&quot;The impact of the Internet on quality measurement&quot;,&quot;container-title&quot;:&quot;Health Affairs&quot;,&quot;page&quot;:&quot;104-114&quot;,&quot;volume&quot;:&quot;19&quot;,&quot;issue&quot;:&quot;6&quot;,&quot;source&quot;:&quot;content.healthaffairs.org&quot;,&quot;abstract&quot;:&quot;Consumers are eager for information about health. However, their use of such data has been limited to date. When consumers do consider data in making health care choices, they rely more on word-of-mouth reputation than on traditional quality measures, although this information has not necessarily been readily accessible. The Internet changes the exercise of quality measurement in several ways. First, quality information--including reputation--will be more readily available. Second, consumers will increasingly use it. Third, the Internet provides a low-cost, standard platform that will make it vastly easier for providers to collect quality information and pass it on to others. However, major barriers still stand in the way of public access to quality information on the Internet as well as of having that access actually improve patients' care.&quot;,&quot;DOI&quot;:&quot;10.1377/hlthaff.19.6.104&quot;,&quot;ISSN&quot;:&quot;0278-2715, 1544-5208&quot;,&quot;note&quot;:&quot;PMID: 11192393&quot;,&quot;journalAbbreviation&quot;:&quot;Health Aff&quot;,&quot;language&quot;:&quot;en&quot;,&quot;author&quot;:[{&quot;family&quot;:&quot;Bates&quot;,&quot;given&quot;:&quot;D. W.&quot;},{&quot;family&quot;:&quot;Gawande&quot;,&quot;given&quot;:&quot;A. A.&quot;}],&quot;issued&quot;:{&quot;date-parts&quot;:[[&quot;2000&quot;,11,1]]},&quot;accessed&quot;:{&quot;date-parts&quot;:[[&quot;2015&quot;,4,28]]},&quot;PMID&quot;:&quot;11192393&quot;}}],&quot;schema&quot;:&quot;https://github.com/citation-style-language/schema/raw/master/csl-citation.json&quot;} RND8fQaxvuvSG"/></text:p>
      <text:p text:style-name="P1"><text:reference-mark-start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Bevan &amp; Hood, 2006) <text:reference-mark-end text:name="ZOTERO_ITEM CSL_CITATION {&quot;citationID&quot;:&quot;2afenug6rt&quot;,&quot;properties&quot;:{&quot;formattedCitation&quot;:&quot;(Bevan &amp; Hood, 2006)&quot;,&quot;plainCitation&quot;:&quot;(Bevan &amp; Hood, 2006)&quot;},&quot;citationItems&quot;:[{&quot;id&quot;:13,&quot;uris&quot;:[&quot;http://zotero.org/users/local/lElUUWpz/items/WCG3FAFJ&quot;],&quot;uri&quot;:[&quot;http://zotero.org/users/local/lElUUWpz/items/WCG3FAFJ&quot;],&quot;itemData&quot;:{&quot;id&quot;:13,&quot;type&quot;:&quot;article-journal&quot;,&quot;title&quot;:&quot;What’s Measured Is What Matters: Targets and Gaming in the English Public Health Care System&quot;,&quot;container-title&quot;:&quot;Public Administration&quot;,&quot;page&quot;:&quot;517-538&quot;,&quot;volume&quot;:&quot;84&quot;,&quot;issue&quot;:&quot;3&quot;,&quot;source&quot;:&quot;Wiley Online Library&quot;,&quot;abstract&quot;:&quot;In the 2000s, governments in the UK, particularly in England, developed a system of governance of public services that combined targets with an element of terror. This has obvious parallels with the Soviet regime, which was initially successful but then collapsed. Assumptions underlying governance by targets represent synecdoche (taking a part to stand for a whole); and that problems of measurement and gaming do not matter. We examine the robustness of the regime of targets and terror to these assumptions using evidence from the English public health service on reported successes, problems of measurement, and gaming. Given this account, we consider the adequacy of current audit arrangements and ways of developing governance by targets in order to counter the problems we have identified.&quot;,&quot;DOI&quot;:&quot;10.1111/j.1467-9299.2006.00600.x&quot;,&quot;ISSN&quot;:&quot;1467-9299&quot;,&quot;shortTitle&quot;:&quot;What’s Measured Is What Matters&quot;,&quot;language&quot;:&quot;en&quot;,&quot;author&quot;:[{&quot;family&quot;:&quot;Bevan&quot;,&quot;given&quot;:&quot;Gwyn&quot;},{&quot;family&quot;:&quot;Hood&quot;,&quot;given&quot;:&quot;Christopher&quot;}],&quot;issued&quot;:{&quot;date-parts&quot;:[[&quot;2006&quot;,8,1]]},&quot;accessed&quot;:{&quot;date-parts&quot;:[[&quot;2015&quot;,4,28]]}}}],&quot;schema&quot;:&quot;https://github.com/citation-style-language/schema/raw/master/csl-citation.json&quot;} RNDXt5wxUZxJR"/></text:p>
      <text:p text:style-name="P1"><text:reference-mark-start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Bevan &amp; Wilson, 2013) <text:reference-mark-end text:name="ZOTERO_ITEM CSL_CITATION {&quot;citationID&quot;:&quot;1k9blrp7ud&quot;,&quot;properties&quot;:{&quot;formattedCitation&quot;:&quot;(Bevan &amp; Wilson, 2013)&quot;,&quot;plainCitation&quot;:&quot;(Bevan &amp; Wilson, 2013)&quot;},&quot;citationItems&quot;:[{&quot;id&quot;:18,&quot;uris&quot;:[&quot;http://zotero.org/users/local/lElUUWpz/items/3ZRUS48A&quot;],&quot;uri&quot;:[&quot;http://zotero.org/users/local/lElUUWpz/items/3ZRUS48A&quot;],&quot;itemData&quot;:{&quot;id&quot;:18,&quot;type&quot;:&quot;article-journal&quot;,&quot;title&quot;:&quot;Does ‘naming and shaming’ work for schools and hospitals? Lessons from natural experiments following devolution in England and Wales&quot;,&quot;container-title&quot;:&quot;Public Money &amp; Management&quot;,&quot;page&quot;:&quot;245-252&quot;,&quot;volume&quot;:&quot;33&quot;,&quot;issue&quot;:&quot;4&quot;,&quot;source&quot;:&quot;Taylor and Francis+NEJM&quot;,&quot;abstract&quot;:&quot;Prior to devolution in 1999, governance of schools and hospitals in England and Wales was similar. After devolution, the funding and organization continued to be similar, but the two governments adopted different policies in the pursuit of common objectives. This paper reports the results of two ‘natural experiments’ which compare outcomes in the two countries before and after these policy changes. The governance model of ‘trust and altruism’ resulted in worse reported performance in Wales as compared with England on what were each government's key objectives. We argue that ‘naming and shaming’ worked in England, as compared with Wales, resulting in improved examination performance and eliminating the endemic problem of long waiting times.&quot;,&quot;DOI&quot;:&quot;10.1080/09540962.2013.799801&quot;,&quot;ISSN&quot;:&quot;0954-0962&quot;,&quot;shortTitle&quot;:&quot;Does ‘naming and shaming’ work for schools and hospitals?&quot;,&quot;author&quot;:[{&quot;family&quot;:&quot;Bevan&quot;,&quot;given&quot;:&quot;Gwyn&quot;},{&quot;family&quot;:&quot;Wilson&quot;,&quot;given&quot;:&quot;Deborah&quot;}],&quot;issued&quot;:{&quot;date-parts&quot;:[[&quot;2013&quot;,7,1]]},&quot;accessed&quot;:{&quot;date-parts&quot;:[[&quot;2015&quot;,4,28]]}}}],&quot;schema&quot;:&quot;https://github.com/citation-style-language/schema/raw/master/csl-citation.json&quot;} RNDDtkWDIFWJ8"/></text:p>
      <text:p text:style-name="P1"><text:reference-mark-start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Causer &amp; Exworthy, 1999) <text:reference-mark-end text:name="ZOTERO_ITEM CSL_CITATION {&quot;citationID&quot;:&quot;Z7TF6Qy1&quot;,&quot;properties&quot;:{&quot;formattedCitation&quot;:&quot;(Causer &amp; Exworthy, 1999)&quot;,&quot;plainCitation&quot;:&quot;(Causer &amp; Exworthy, 1999)&quot;},&quot;citationItems&quot;:[{&quot;id&quot;:21,&quot;uris&quot;:[&quot;http://zotero.org/users/local/lElUUWpz/items/U3N8K5J6&quot;],&quot;uri&quot;:[&quot;http://zotero.org/users/local/lElUUWpz/items/U3N8K5J6&quot;],&quot;itemData&quot;:{&quot;id&quot;:21,&quot;type&quot;:&quot;chapter&quot;,&quot;title&quot;:&quot;Professionals as managers across the publicsector.&quot;,&quot;container-title&quot;:&quot;Professionals and the new managerialism in the public sector.&quot;,&quot;publisher&quot;:&quot;Open University Press&quot;,&quot;publisher-place&quot;:&quot;Buckingham&quot;,&quot;page&quot;:&quot;83-101&quot;,&quot;event-place&quot;:&quot;Buckingham&quot;,&quot;author&quot;:[{&quot;family&quot;:&quot;Causer&quot;,&quot;given&quot;:&quot;G.&quot;},{&quot;family&quot;:&quot;Exworthy&quot;,&quot;given&quot;:&quot;M.&quot;}],&quot;editor&quot;:[{&quot;family&quot;:&quot;Exworthy&quot;,&quot;given&quot;:&quot;M.&quot;},{&quot;family&quot;:&quot;Halford&quot;,&quot;given&quot;:&quot;S.&quot;}],&quot;issued&quot;:{&quot;date-parts&quot;:[[&quot;1999&quot;]]}}}],&quot;schema&quot;:&quot;https://github.com/citation-style-language/schema/raw/master/csl-citation.json&quot;} RNDYnsHTSswJw"/></text:p>
      <text:p text:style-name="P1"><text:reference-mark-start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Courpasson, 2000) <text:reference-mark-end text:name="ZOTERO_ITEM CSL_CITATION {&quot;citationID&quot;:&quot;2a7fhsk9sg&quot;,&quot;properties&quot;:{&quot;formattedCitation&quot;:&quot;(Courpasson, 2000)&quot;,&quot;plainCitation&quot;:&quot;(Courpasson, 2000)&quot;},&quot;citationItems&quot;:[{&quot;id&quot;:22,&quot;uris&quot;:[&quot;http://zotero.org/users/local/lElUUWpz/items/F6AV3UQN&quot;],&quot;uri&quot;:[&quot;http://zotero.org/users/local/lElUUWpz/items/F6AV3UQN&quot;],&quot;itemData&quot;:{&quot;id&quot;:22,&quot;type&quot;:&quot;article-journal&quot;,&quot;title&quot;:&quot;Managerial Strategies of Domination. Power in Soft Bureaucracies&quot;,&quot;container-title&quot;:&quot;Organization Studies&quot;,&quot;page&quot;:&quot;141-161&quot;,&quot;volume&quot;:&quot;21&quot;,&quot;issue&quot;:&quot;1&quot;,&quot;source&quot;:&quot;oss.sagepub.com&quot;,&quot;abstract&quot;:&quot;This paper discusses the emergence and reinforcement of organizational political regimes based on domination and centralization in French organizations. Domination and power are old concepts in organizational sociology, but the confrontation of two well-known approaches to politics in organizations, that of Weber and that of Crozier, suggests that an `archaic' notion such as domination is still very useful for understanding how business leaders `govern' organizations today.\nBased on empirical studies, the paper proposes that organizations should be seen as `soft bureaucracies', in which centralization and entrepreneurial forms of governance are combined. Thus, choosing a Weberian point of view, this paper simultaneously describes organizations as `structures of domination' and as `structures of legitimacy'. It defends the idea that, in spite of the success of the network form utopia, the re-emergence of bureaucracies is a sign that organizations are more and more politically centralized and governed.&quot;,&quot;DOI&quot;:&quot;10.1177/0170840600211001&quot;,&quot;ISSN&quot;:&quot;0170-8406, 1741-3044&quot;,&quot;journalAbbreviation&quot;:&quot;Organization Studies&quot;,&quot;language&quot;:&quot;en&quot;,&quot;author&quot;:[{&quot;family&quot;:&quot;Courpasson&quot;,&quot;given&quot;:&quot;David&quot;}],&quot;issued&quot;:{&quot;date-parts&quot;:[[&quot;2000&quot;,1,1]]},&quot;accessed&quot;:{&quot;date-parts&quot;:[[&quot;2015&quot;,4,28]]}}}],&quot;schema&quot;:&quot;https://github.com/citation-style-language/schema/raw/master/csl-citation.json&quot;} RND3uX13EFaS6"/></text:p>
      <text:p text:style-name="P1"><text:reference-mark-start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Dixon-Woods, Yeung, &amp; Bosk, 2011) <text:reference-mark-end text:name="ZOTERO_ITEM CSL_CITATION {&quot;citationID&quot;:&quot;13hrt7of5t&quot;,&quot;properties&quot;:{&quot;formattedCitation&quot;:&quot;(Dixon-Woods, Yeung, &amp; Bosk, 2011)&quot;,&quot;plainCitation&quot;:&quot;(Dixon-Woods, Yeung, &amp; Bosk, 2011)&quot;},&quot;citationItems&quot;:[{&quot;id&quot;:25,&quot;uris&quot;:[&quot;http://zotero.org/users/local/lElUUWpz/items/R7PDDCH3&quot;],&quot;uri&quot;:[&quot;http://zotero.org/users/local/lElUUWpz/items/R7PDDCH3&quot;],&quot;itemData&quot;:{&quot;id&quot;:25,&quot;type&quot;:&quot;article-journal&quot;,&quot;title&quot;:&quot;Why is UK medicine no longer a self-regulating profession? The role of scandals involving “bad apple” doctors&quot;,&quot;container-title&quot;:&quot;Social Science &amp; Medicine&quot;,&quot;page&quot;:&quot;1452-1459&quot;,&quot;volume&quot;:&quot;73&quot;,&quot;issue&quot;:&quot;10&quot;,&quot;source&quot;:&quot;ScienceDirect&quot;,&quot;abstract&quot;:&quot;This article identifies the role played by a series of medical scandals in the UK, occurring from the mid-1990s onwards, in ending a collegial model of self-regulation of the medical profession that had endured for 150 years. The state’s original motive in endorsing professional self-regulation was to resolve the principal–agent problem inherent in the doctor–patient relationship. The profession, in return for its self-regulating privileges, undertook to act as a reliable guarantor for the competence and conduct of each of its members. Though sufficient to ensure that most doctors were “good”, the collegial model adopted by the profession left it fatally vulnerable to the problem of “bad apples”: those unwilling, incapable or indifferent to delivering on their professional commitments and who betrayed the trust of both patients and peers. Weak administrative systems in the NHS failed to compensate for the defects of the collegium in controlling these individuals. The scandals both provoked and legitimised erosion of the profession’s self-regulatory power. Though its vulnerability to bad apples had been present since the founding of the 19th century profession, it was the convergence of social and political conditions at a particular historical moment that transformed the scandals into an unstoppable imperative for reform. Huge public anger, the voice permitted to a coalition of critics, shifts in social attitudes, the opportunity presented for imposing standards for accountability, and the increasing ascendancy of pro-interventionist managerialist and political agendas from the early 1990s onwards were all implicated in the response made to scandals and the shape the reforms took. Scandals need to be understood not as simple determinants of change, but as one performative element in a constellation of socially contingent forces and contexts. The new rebalancing of the “countervailing powers” has dislodged the profession as the senior partner in the regulation of doctors, but may introduce new risks.&quot;,&quot;DOI&quot;:&quot;10.1016/j.socscimed.2011.08.031&quot;,&quot;ISSN&quot;:&quot;0277-9536&quot;,&quot;shortTitle&quot;:&quot;Why is UK medicine no longer a self-regulating profession?&quot;,&quot;journalAbbreviation&quot;:&quot;Social Science &amp; Medicine&quot;,&quot;author&quot;:[{&quot;family&quot;:&quot;Dixon-Woods&quot;,&quot;given&quot;:&quot;Mary&quot;},{&quot;family&quot;:&quot;Yeung&quot;,&quot;given&quot;:&quot;Karen&quot;},{&quot;family&quot;:&quot;Bosk&quot;,&quot;given&quot;:&quot;Charles L.&quot;}],&quot;issued&quot;:{&quot;date-parts&quot;:[[&quot;2011&quot;,11]]},&quot;accessed&quot;:{&quot;date-parts&quot;:[[&quot;2015&quot;,4,28]]}}}],&quot;schema&quot;:&quot;https://github.com/citation-style-language/schema/raw/master/csl-citation.json&quot;} RNDUSuNq3czL3"/></text:p>
      <text:p text:style-name="P1"><text:reference-mark-start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Elston, 2009)<text:reference-mark-end text:name="ZOTERO_ITEM CSL_CITATION {&quot;citationID&quot;:&quot;qi3n9bdt1&quot;,&quot;properties&quot;:{&quot;formattedCitation&quot;:&quot;(Elston, 2009)&quot;,&quot;plainCitation&quot;:&quot;(Elston, 2009)&quot;},&quot;citationItems&quot;:[{&quot;id&quot;:28,&quot;uris&quot;:[&quot;http://zotero.org/users/local/lElUUWpz/items/EGMBVZRN&quot;],&quot;uri&quot;:[&quot;http://zotero.org/users/local/lElUUWpz/items/EGMBVZRN&quot;],&quot;itemData&quot;:{&quot;id&quot;:28,&quot;type&quot;:&quot;chapter&quot;,&quot;title&quot;:&quot;Remaking a trustworthy medical profession in the twenty-first century?&quot;,&quot;container-title&quot;:&quot;The new sociology of the health service.&quot;,&quot;publisher&quot;:&quot;Routledge&quot;,&quot;publisher-place&quot;:&quot;London&quot;,&quot;page&quot;:&quot;17-36&quot;,&quot;event-place&quot;:&quot;London&quot;,&quot;author&quot;:[{&quot;family&quot;:&quot;Elston&quot;,&quot;given&quot;:&quot;M. A.&quot;}],&quot;editor&quot;:[{&quot;family&quot;:&quot;Gabe&quot;,&quot;given&quot;:&quot;J.&quot;},{&quot;family&quot;:&quot;Calnan&quot;,&quot;given&quot;:&quot;M.&quot;}],&quot;issued&quot;:{&quot;date-parts&quot;:[[&quot;2009&quot;]]}}}],&quot;schema&quot;:&quot;https://github.com/citation-style-language/schema/raw/master/csl-citation.json&quot;} RNDOzqZLqlZbz"/></text:p>
      <text:p text:style-name="P1"><text:reference-mark-start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Espeland &amp; Sauder, 2007)<text:reference-mark-end text:name="ZOTERO_ITEM CSL_CITATION {&quot;citationID&quot;:&quot;5c65k40n4&quot;,&quot;properties&quot;:{&quot;formattedCitation&quot;:&quot;(Espeland &amp; Sauder, 2007)&quot;,&quot;plainCitation&quot;:&quot;(Espeland &amp; Sauder, 2007)&quot;},&quot;citationItems&quot;:[{&quot;id&quot;:29,&quot;uris&quot;:[&quot;http://zotero.org/users/local/lElUUWpz/items/JTGUKKUF&quot;],&quot;uri&quot;:[&quot;http://zotero.org/users/local/lElUUWpz/items/JTGUKKUF&quot;],&quot;itemData&quot;:{&quot;id&quot;:29,&quot;type&quot;:&quot;article-journal&quot;,&quot;title&quot;:&quot;Rankings and Reactivity: How Public Measures Recreate Social Worlds&quot;,&quot;container-title&quot;:&quot;American Journal of Sociology&quot;,&quot;page&quot;:&quot;1-40&quot;,&quot;volume&quot;:&quot;113&quot;,&quot;issue&quot;:&quot;1&quot;,&quot;source&quot;:&quot;JSTOR&quot;,&quot;abstract&quot;:&quot;Recently, there has been a proliferation of measures responding to demands for accountability and transparency. Using the example of media rankings of law schools, this article argues that the methodological concept of reactivity—the idea that people change their behavior in reaction to being evaluated, observed, or measured—offers a useful lens for disclosing how these measures effect change. A framework is proposed for investigating the consequences, both intended and unintended, of public measures. The article first identifies two mechanisms, self‐fulfilling prophecy and commensuration, that induce reactivity and then distinguishes patterns of effects produced by reactivity. This approach demonstrates how these increasingly fateful public measures change expectations and permeate institutions, suggesting why it is important for scholars to investigate the impact of these measures more systematically.&quot;,&quot;DOI&quot;:&quot;10.1086/517897&quot;,&quot;ISSN&quot;:&quot;0002-9602&quot;,&quot;shortTitle&quot;:&quot;Rankings and Reactivity&quot;,&quot;journalAbbreviation&quot;:&quot;American Journal of Sociology&quot;,&quot;author&quot;:[{&quot;family&quot;:&quot;Espeland&quot;,&quot;given&quot;:&quot;Wendy Nelson&quot;},{&quot;family&quot;:&quot;Sauder&quot;,&quot;given&quot;:&quot;Michael&quot;}],&quot;issued&quot;:{&quot;date-parts&quot;:[[&quot;2007&quot;,7,1]]},&quot;accessed&quot;:{&quot;date-parts&quot;:[[&quot;2015&quot;,4,28]]}}}],&quot;schema&quot;:&quot;https://github.com/citation-style-language/schema/raw/master/csl-citation.json&quot;} RND4kxuRg2UZj"/></text:p>
      <text:p text:style-name="P1"><text:reference-mark-start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Exworthy, 2010)<text:reference-mark-end text:name="ZOTERO_ITEM CSL_CITATION {&quot;citationID&quot;:&quot;srpn488sj&quot;,&quot;properties&quot;:{&quot;formattedCitation&quot;:&quot;(M. Exworthy, 2010)&quot;,&quot;plainCitation&quot;:&quot;(M. Exworthy, 2010)&quot;},&quot;citationItems&quot;:[{&quot;id&quot;:31,&quot;uris&quot;:[&quot;http://zotero.org/users/local/lElUUWpz/items/FXT85MCV&quot;],&quot;uri&quot;:[&quot;http://zotero.org/users/local/lElUUWpz/items/FXT85MCV&quot;],&quot;itemData&quot;:{&quot;id&quot;:31,&quot;type&quot;:&quot;article-journal&quot;,&quot;title&quot;:&quot;Performance management in the English NHS: potential, pitfalls, and prospects.&quot;,&quot;container-title&quot;:&quot;Eurohealth&quot;,&quot;page&quot;:&quot;16-19&quot;,&quot;volume&quot;:&quot;16&quot;,&quot;issue&quot;:&quot;3&quot;,&quot;author&quot;:[{&quot;family&quot;:&quot;Exworthy&quot;,&quot;given&quot;:&quot;M.&quot;}],&quot;issued&quot;:{&quot;date-parts&quot;:[[&quot;2010&quot;]]}}}],&quot;schema&quot;:&quot;https://github.com/citation-style-language/schema/raw/master/csl-citation.json&quot;} RND59xnxbuCus"/></text:p>
      <text:p text:style-name="Standard"><text:reference-mark-start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Exworthy &amp; Halford, 1998)<text:reference-mark-end text:name="ZOTERO_ITEM CSL_CITATION {&quot;citationID&quot;:&quot;b2zE5K9k&quot;,&quot;properties&quot;:{&quot;formattedCitation&quot;:&quot;(M. Exworthy &amp; Halford, 1998)&quot;,&quot;plainCitation&quot;:&quot;(M. Exworthy &amp; Halford, 1998)&quot;},&quot;citationItems&quot;:[{&quot;id&quot;:32,&quot;uris&quot;:[&quot;http://zotero.org/users/local/lElUUWpz/items/3WUMU8XR&quot;],&quot;uri&quot;:[&quot;http://zotero.org/users/local/lElUUWpz/items/3WUMU8XR&quot;],&quot;itemData&quot;:{&quot;id&quot;:32,&quot;type&quot;:&quot;book&quot;,&quot;title&quot;:&quot;Professionals and the new managerialism in the public sector&quot;,&quot;publisher&quot;:&quot;Open University Press&quot;,&quot;publisher-place&quot;:&quot;Buckingham&quot;,&quot;event-place&quot;:&quot;Buckingham&quot;,&quot;abstract&quot;:&quot;Throughout the 1980s and 1990s, there have been substantial changes to public sector organization and management. A key aspect of this change has been the emergence of a 'new managerialism' which appears to have challenged many widely held and established principles and practices within the public sector. Not least, this new managerialism has been seen to pose a significant threat across the public sector to the traditional dominance of professionalism and professionals.\n\nThis book explores the relationship between professionals (and professionalism) and the new managerialism by using in-depth studies from education, social work and medicine. It shows that, in practice, the relationship is characterized by a range of outcomes, from conflict to patterns of compromise and collaboration. This challenges the often taken-for-granted assumptions about the distinctiveness, even oppositional nature, of managerialism and managers on the one hand and professionalism and professionals on the other, and sheds new light on long-standing debates&quot;,&quot;ISBN&quot;:&quot;9780335198191&quot;,&quot;editor&quot;:[{&quot;family&quot;:&quot;Exworthy&quot;,&quot;given&quot;:&quot;M.&quot;},{&quot;family&quot;:&quot;Halford&quot;,&quot;given&quot;:&quot;S.&quot;}],&quot;issued&quot;:{&quot;date-parts&quot;:[[&quot;1998&quot;,12]]}}}],&quot;schema&quot;:&quot;https://github.com/citation-style-language/schema/raw/master/csl-citation.json&quot;} RNDFcZCwzyAnU"/></text:p>
      <text:p text:style-name="P1"><text:reference-mark-start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Mark Exworthy, Powell, &amp; Mohan, 1999)<text:reference-mark-end text:name="ZOTERO_ITEM CSL_CITATION {&quot;citationID&quot;:&quot;1c42kmitd2&quot;,&quot;properties&quot;:{&quot;formattedCitation&quot;:&quot;(Mark Exworthy, Powell, &amp; Mohan, 1999)&quot;,&quot;plainCitation&quot;:&quot;(Mark Exworthy, Powell, &amp; Mohan, 1999)&quot;},&quot;citationItems&quot;:[{&quot;id&quot;:34,&quot;uris&quot;:[&quot;http://zotero.org/users/local/lElUUWpz/items/HXJBSCNI&quot;],&quot;uri&quot;:[&quot;http://zotero.org/users/local/lElUUWpz/items/HXJBSCNI&quot;],&quot;itemData&quot;:{&quot;id&quot;:34,&quot;type&quot;:&quot;article-journal&quot;,&quot;title&quot;:&quot;Markets, Bureaucracy and Public Management: The NHS: Quasi-market, Quasi-hierarchy and Quasi-network?&quot;,&quot;container-title&quot;:&quot;Public Money &amp; Management&quot;,&quot;page&quot;:&quot;15-22&quot;,&quot;volume&quot;:&quot;19&quot;,&quot;issue&quot;:&quot;4&quot;,&quot;source&quot;:&quot;Taylor and Francis+NEJM&quot;,&quot;abstract&quot;:&quot;It has been argued that the British National Health Service (NHS) has moved from a hierarchical and bureaucratic organization to a market and, more recently, towards a network. The authors believe that this view is too simplistic: the three organizational forms have co-existed and continue to do so. It is more accurate to view moves over time as a changing mix between quasi-hierarchies, quasi-markets and quasi-networks.&quot;,&quot;DOI&quot;:&quot;10.1111/1467-9302.00184&quot;,&quot;ISSN&quot;:&quot;0954-0962&quot;,&quot;shortTitle&quot;:&quot;Markets, Bureaucracy and Public Management&quot;,&quot;author&quot;:[{&quot;family&quot;:&quot;Exworthy&quot;,&quot;given&quot;:&quot;Mark&quot;},{&quot;family&quot;:&quot;Powell&quot;,&quot;given&quot;:&quot;Martin&quot;},{&quot;family&quot;:&quot;Mohan&quot;,&quot;given&quot;:&quot;John&quot;}],&quot;issued&quot;:{&quot;date-parts&quot;:[[&quot;1999&quot;,10,1]]},&quot;accessed&quot;:{&quot;date-parts&quot;:[[&quot;2015&quot;,4,28]]}}}],&quot;schema&quot;:&quot;https://github.com/citation-style-language/schema/raw/master/csl-citation.json&quot;} RNDpJuId6JOKb"/></text:p>
      <text:p text:style-name="P1"><text:reference-mark-start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Exworthy et al., 2003)<text:reference-mark-end text:name="ZOTERO_ITEM CSL_CITATION {&quot;citationID&quot;:&quot;2j60lc388i&quot;,&quot;properties&quot;:{&quot;formattedCitation&quot;:&quot;(M Exworthy et al., 2003)&quot;,&quot;plainCitation&quot;:&quot;(M Exworthy et al., 2003)&quot;},&quot;citationItems&quot;:[{&quot;id&quot;:37,&quot;uris&quot;:[&quot;http://zotero.org/users/local/lElUUWpz/items/82R5UC4R&quot;],&quot;uri&quot;:[&quot;http://zotero.org/users/local/lElUUWpz/items/82R5UC4R&quot;],&quot;itemData&quot;:{&quot;id&quot;:37,&quot;type&quot;:&quot;article-journal&quot;,&quot;title&quot;:&quot;The role of performance indicators in changing the autonomy of the general practice profession in the UK&quot;,&quot;container-title&quot;:&quot;Social Science &amp; Medicine&quot;,&quot;page&quot;:&quot;1493-1504&quot;,&quot;volume&quot;:&quot;56&quot;,&quot;issue&quot;:&quot;7&quot;,&quot;source&quot;:&quot;ScienceDirect&quot;,&quot;abstract&quot;:&quot;Performance indicators (PIs) are widely used across the UK public sector, but they have only recently been applied to clinical care. In doing so, they challenge a previously guarded aspect of clinical autonomy—the assessment of work performance. This “challenge” is specific to a primary care setting and in the general practice profession. This paper reviews the qualitative findings from an empirical study within one English primary care group on the response to a set of clinical PIs relating to general practitioners (GPs) in terms of the effect upon their clinical autonomy. Prior to interviews with GPs, primary care teams received feedback on their clinical performance as judged by indicators. Five themes were crucial in understanding GPs responses: the credibility of PIs, the growing need to demonstrate competence, perceptions of autonomy, the ulterior purpose of PIs, and the identity of the assessor of their performance. PIs are playing a key role in changing the locus of performance assessment along two dimensions: location and expertise. As the locus helps to determine the nature of clinical autonomy, it is likely to have implications for the nature of the general practice profession.&quot;,&quot;DOI&quot;:&quot;10.1016/S0277-9536(02)00151-X&quot;,&quot;ISSN&quot;:&quot;0277-9536&quot;,&quot;journalAbbreviation&quot;:&quot;Social Science &amp; Medicine&quot;,&quot;author&quot;:[{&quot;family&quot;:&quot;Exworthy&quot;,&quot;given&quot;:&quot;M&quot;},{&quot;family&quot;:&quot;Wilkinson&quot;,&quot;given&quot;:&quot;E. K&quot;},{&quot;family&quot;:&quot;McColl&quot;,&quot;given&quot;:&quot;A&quot;},{&quot;family&quot;:&quot;Moore&quot;,&quot;given&quot;:&quot;M&quot;},{&quot;family&quot;:&quot;Roderick&quot;,&quot;given&quot;:&quot;P&quot;},{&quot;family&quot;:&quot;Smith&quot;,&quot;given&quot;:&quot;H&quot;},{&quot;family&quot;:&quot;Gabbay&quot;,&quot;given&quot;:&quot;J&quot;}],&quot;issued&quot;:{&quot;date-parts&quot;:[[&quot;2003&quot;,4]]},&quot;accessed&quot;:{&quot;date-parts&quot;:[[&quot;2015&quot;,4,28]]}}}],&quot;schema&quot;:&quot;https://github.com/citation-style-language/schema/raw/master/csl-citation.json&quot;} RNDu8P9Z5g4RK"/></text:p>
      <text:p text:style-name="P1"><text:reference-mark-start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Farrell &amp; Morris, 2003)<text:reference-mark-end text:name="ZOTERO_ITEM CSL_CITATION {&quot;citationID&quot;:&quot;1pirrq7so8&quot;,&quot;properties&quot;:{&quot;formattedCitation&quot;:&quot;(Farrell &amp; Morris, 2003)&quot;,&quot;plainCitation&quot;:&quot;(Farrell &amp; Morris, 2003)&quot;},&quot;citationItems&quot;:[{&quot;id&quot;:40,&quot;uris&quot;:[&quot;http://zotero.org/users/local/lElUUWpz/items/AGK7JM6Q&quot;],&quot;uri&quot;:[&quot;http://zotero.org/users/local/lElUUWpz/items/AGK7JM6Q&quot;],&quot;itemData&quot;:{&quot;id&quot;:40,&quot;type&quot;:&quot;article-journal&quot;,&quot;title&quot;:&quot;The `Neo-Bureaucratic' State: Professionals, Managers and Professional Managers in Schools, General Practices and Social Work&quot;,&quot;container-title&quot;:&quot;Organization&quot;,&quot;page&quot;:&quot;129-156&quot;,&quot;volume&quot;:&quot;10&quot;,&quot;issue&quot;:&quot;1&quot;,&quot;source&quot;:&quot;org.sagepub.com&quot;,&quot;abstract&quot;:&quot;The major shifts in public policy during the past two decades have led to equally momentous changes in policy provision and its supporting structures. This has been characterized as `post-bureaucracy' or `beyond bureaucracy'. This article argues that while new governance forms have emerged, they do not fit the post-bureaucratic model in that while they may have reduced hierarchy, paradoxically, the changes have increased bureaucratic tendencies. The new governance structures also have implications for public-sector workers, and specifically for managers and professionals. The article explores the impact of the new governance of these groups of public-sector professionals, teachers, and social workers and doctors (general practitioners).&quot;,&quot;DOI&quot;:&quot;10.1177/1350508403010001380&quot;,&quot;ISSN&quot;:&quot;1350-5084, 1461-7323&quot;,&quot;shortTitle&quot;:&quot;The `Neo-Bureaucratic' State&quot;,&quot;journalAbbreviation&quot;:&quot;Organization&quot;,&quot;language&quot;:&quot;en&quot;,&quot;author&quot;:[{&quot;family&quot;:&quot;Farrell&quot;,&quot;given&quot;:&quot;Catherine&quot;},{&quot;family&quot;:&quot;Morris&quot;,&quot;given&quot;:&quot;Jonathan&quot;}],&quot;issued&quot;:{&quot;date-parts&quot;:[[&quot;2003&quot;,2,1]]},&quot;accessed&quot;:{&quot;date-parts&quot;:[[&quot;2015&quot;,4,28]]}}}],&quot;schema&quot;:&quot;https://github.com/citation-style-language/schema/raw/master/csl-citation.json&quot;} RNDbf5yRaoZ9c"/></text:p>
      <text:p text:style-name="Standard"><text:reference-mark-start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Ferlie, Lynn, &amp; Pollitt, 2005)<text:reference-mark-end text:name="ZOTERO_ITEM CSL_CITATION {&quot;citationID&quot;:&quot;hwyf4Fr8&quot;,&quot;properties&quot;:{&quot;formattedCitation&quot;:&quot;(Ferlie, Lynn, &amp; Pollitt, 2005)&quot;,&quot;plainCitation&quot;:&quot;(Ferlie, Lynn, &amp; Pollitt, 2005)&quot;},&quot;citationItems&quot;:[{&quot;id&quot;:43,&quot;uris&quot;:[&quot;http://zotero.org/users/local/lElUUWpz/items/K4ZC497S&quot;],&quot;uri&quot;:[&quot;http://zotero.org/users/local/lElUUWpz/items/K4ZC497S&quot;],&quot;itemData&quot;:{&quot;id&quot;:43,&quot;type&quot;:&quot;book&quot;,&quot;title&quot;:&quot;The Oxford Handbook of Public Management&quot;,&quot;publisher&quot;:&quot;Oxford University Press&quot;,&quot;publisher-place&quot;:&quot;Oxford&quot;,&quot;number-of-pages&quot;:&quot;804&quot;,&quot;event-place&quot;:&quot;Oxford&quot;,&quot;abstract&quot;:&quot;The public sector continues to play a strategic role across the world. The last thirty years have seen major shifts in approaches to public sector management in many different countries. There is also a fierce debate across academic disciplines about contemporary public adminstration/management: some advocate the use of more managerialist approaches; while others critique them. New functions have also arisen in the public sector, such as evaluation or management consulting, which require analysis. There is a renewed need for an analysis of contemporary public sector organisations, which are changing rapidly before our eyes. Thus it is time for an authoritative assessment of the major trends in public management, embracing both their intended and unintended effects. This Handbook brings together leading international scholars to comment on key current issues. The individual chapters include a mix of broad overviews, in depth exploration of particular thematic areas and analyses of different theoretical perspectives such as political science, management, sociology and economics. The authors have been given sufficient space to develop their distinctive arguments. The editors provide an overall concluding chapter. The Handbook combines scholarly rigour, engaging writing from senior authors and high policy relevance. It will be relevant to advanced students, researchers and reflective public sector practitioners.&quot;,&quot;ISBN&quot;:&quot;978-0-19-925977-9&quot;,&quot;editor&quot;:[{&quot;family&quot;:&quot;Ferlie&quot;,&quot;given&quot;:&quot;Ewan&quot;},{&quot;family&quot;:&quot;Lynn&quot;,&quot;given&quot;:&quot;Lawrence&quot;},{&quot;family&quot;:&quot;Pollitt&quot;,&quot;given&quot;:&quot;Christopher&quot;}],&quot;issued&quot;:{&quot;date-parts&quot;:[[&quot;2005&quot;,10,27]]}}}],&quot;schema&quot;:&quot;https://github.com/citation-style-language/schema/raw/master/csl-citation.json&quot;} RNDXOZpv61nO6"/></text:p>
      <text:p text:style-name="P1"><text:soft-page-break/><text:reference-mark-start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Foucault, 1979)<text:reference-mark-end text:name="ZOTERO_ITEM CSL_CITATION {&quot;citationID&quot;:&quot;2ao8sioh67&quot;,&quot;properties&quot;:{&quot;formattedCitation&quot;:&quot;(Foucault, 1979)&quot;,&quot;plainCitation&quot;:&quot;(Foucault, 1979)&quot;},&quot;citationItems&quot;:[{&quot;id&quot;:46,&quot;uris&quot;:[&quot;http://zotero.org/users/local/lElUUWpz/items/M2HPPIQQ&quot;],&quot;uri&quot;:[&quot;http://zotero.org/users/local/lElUUWpz/items/M2HPPIQQ&quot;],&quot;itemData&quot;:{&quot;id&quot;:46,&quot;type&quot;:&quot;book&quot;,&quot;title&quot;:&quot;Discipline and punish: the birth of the prison.&quot;,&quot;publisher&quot;:&quot;Penguin&quot;,&quot;publisher-place&quot;:&quot;Harmondsworth&quot;,&quot;event-place&quot;:&quot;Harmondsworth&quot;,&quot;author&quot;:[{&quot;family&quot;:&quot;Foucault&quot;,&quot;given&quot;:&quot;Michel&quot;}],&quot;issued&quot;:{&quot;date-parts&quot;:[[&quot;1979&quot;]]}}}],&quot;schema&quot;:&quot;https://github.com/citation-style-language/schema/raw/master/csl-citation.json&quot;} RNDruDPrnf5wq"/></text:p>
      <text:p text:style-name="P1"><text:reference-mark-start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Fournier, 1999)<text:reference-mark-end text:name="ZOTERO_ITEM CSL_CITATION {&quot;citationID&quot;:&quot;sbb6bhm6l&quot;,&quot;properties&quot;:{&quot;formattedCitation&quot;:&quot;(Fournier, 1999)&quot;,&quot;plainCitation&quot;:&quot;(Fournier, 1999)&quot;},&quot;citationItems&quot;:[{&quot;id&quot;:47,&quot;uris&quot;:[&quot;http://zotero.org/users/local/lElUUWpz/items/CZWC6FK3&quot;],&quot;uri&quot;:[&quot;http://zotero.org/users/local/lElUUWpz/items/CZWC6FK3&quot;],&quot;itemData&quot;:{&quot;id&quot;:47,&quot;type&quot;:&quot;article-journal&quot;,&quot;title&quot;:&quot;The Appeal to ‘Professionalism’ as a Disciplinary Mechanism&quot;,&quot;container-title&quot;:&quot;The Sociological Review&quot;,&quot;page&quot;:&quot;280-307&quot;,&quot;volume&quot;:&quot;47&quot;,&quot;issue&quot;:&quot;2&quot;,&quot;source&quot;:&quot;Wiley Online Library&quot;,&quot;abstract&quot;:&quot;The paper examines the deployment of ‘professional’ discourses in occupational domains not traditionally associated with the professions (eg management, clerical or sales staff are turned into ‘providers of professional services’). It first proposes to analyse professionalism as a disciplinary logic which inscribes ‘autonomous’ professional practice within a network of accountability and governs professional conduct at a distance. It is argued that professional labour is autonomous labour where the conditions of autonomy have already been inscribed in particular forms of conduct embodied in the notion of ‘professional competence’. The paper then suggests that the appeal to the discursive resources of professionalism in new occupational domains potentially acts as a disciplinary mechanism that serves to profess ‘appropriate’ work identities and conducts. The extension of the disciplinary logic of professionalism is illustrated with the turn to competencies to regulate managerial work in Teamco, a large privatised service company. However, the final section of the paper cautions against a deterministic analysis of the disciplinary logic of professionalism in regulating employees’ conduct, and suggests that the constructed and contestable nature of professionalism makes it an inevitably imperfect form of government.&quot;,&quot;DOI&quot;:&quot;10.1111/1467-954X.00173&quot;,&quot;ISSN&quot;:&quot;1467-954X&quot;,&quot;language&quot;:&quot;en&quot;,&quot;author&quot;:[{&quot;family&quot;:&quot;Fournier&quot;,&quot;given&quot;:&quot;Valérie&quot;}],&quot;issued&quot;:{&quot;date-parts&quot;:[[&quot;1999&quot;,5,1]]},&quot;accessed&quot;:{&quot;date-parts&quot;:[[&quot;2015&quot;,4,28]]}}}],&quot;schema&quot;:&quot;https://github.com/citation-style-language/schema/raw/master/csl-citation.json&quot;} RNDQofYMfObvr"/></text:p>
      <text:p text:style-name="P1"><text:reference-mark-start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Freidson, 1970)<text:reference-mark-end text:name="ZOTERO_ITEM CSL_CITATION {&quot;citationID&quot;:&quot;lhsq9h0hj&quot;,&quot;properties&quot;:{&quot;formattedCitation&quot;:&quot;(Freidson, 1970)&quot;,&quot;plainCitation&quot;:&quot;(Freidson, 1970)&quot;},&quot;citationItems&quot;:[{&quot;id&quot;:50,&quot;uris&quot;:[&quot;http://zotero.org/users/local/lElUUWpz/items/3UNM4KKA&quot;],&quot;uri&quot;:[&quot;http://zotero.org/users/local/lElUUWpz/items/3UNM4KKA&quot;],&quot;itemData&quot;:{&quot;id&quot;:50,&quot;type&quot;:&quot;book&quot;,&quot;title&quot;:&quot;Professional Dominance: The Social Structure of Medical Care&quot;,&quot;publisher&quot;:&quot;University of Chicago Press&quot;,&quot;publisher-place&quot;:&quot;Chicago&quot;,&quot;number-of-pages&quot;:&quot;256&quot;,&quot;source&quot;:&quot;Google Books&quot;,&quot;event-place&quot;:&quot;Chicago&quot;,&quot;ISBN&quot;:&quot;9780202368269&quot;,&quot;shortTitle&quot;:&quot;Professional Dominance&quot;,&quot;language&quot;:&quot;en&quot;,&quot;author&quot;:[{&quot;family&quot;:&quot;Freidson&quot;,&quot;given&quot;:&quot;Eliot&quot;}],&quot;issued&quot;:{&quot;date-parts&quot;:[[&quot;1970&quot;]]}}}],&quot;schema&quot;:&quot;https://github.com/citation-style-language/schema/raw/master/csl-citation.json&quot;} RNDl8zhgZcUW5"/></text:p>
      <text:p text:style-name="P1"><text:reference-mark-start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Freidson, 1994)<text:reference-mark-end text:name="ZOTERO_ITEM CSL_CITATION {&quot;citationID&quot;:&quot;2qqq6vi2mv&quot;,&quot;properties&quot;:{&quot;formattedCitation&quot;:&quot;(Freidson, 1994)&quot;,&quot;plainCitation&quot;:&quot;(Freidson, 1994)&quot;},&quot;citationItems&quot;:[{&quot;id&quot;:52,&quot;uris&quot;:[&quot;http://zotero.org/users/local/lElUUWpz/items/3VJ4IARG&quot;],&quot;uri&quot;:[&quot;http://zotero.org/users/local/lElUUWpz/items/3VJ4IARG&quot;],&quot;itemData&quot;:{&quot;id&quot;:52,&quot;type&quot;:&quot;book&quot;,&quot;title&quot;:&quot;Professionalism Reborn: Theory, Prophecy, and Policy&quot;,&quot;publisher&quot;:&quot;University of Chicago Press&quot;,&quot;publisher-place&quot;:&quot;Chicago&quot;,&quot;number-of-pages&quot;:&quot;252&quot;,&quot;source&quot;:&quot;Google Books&quot;,&quot;event-place&quot;:&quot;Chicago&quot;,&quot;abstract&quot;:&quot;In industrialized societies, professionals have long been valued and set apart from other workers because of their specialized knowledge and skill. But has their role in these societies declined? Of what significance are they today?  In this concise synthesis of the major debates about the professions since World War II, Eliot Freidson explores several broad questions about professionalism today—what it is, what its future is likely to be, and its value to public policy. Freidson argues that because professionalism is based on specialized knowledge, it is distinct from either bureaucratic or market-based forms of work. He predicts a rebirth of the professions during which practitioners lose some of their independence and become more accountable to standards of a professional elite. And, defending professionalism as a desirable method of providing complex, discretionary services to the public, Freidson argues that market-based or bureaucratic methods would impoverish the quality of service to consumers, and suggests ways the virtues of professionalism can be reinforced.  The most accessible survey available of almost fifty years of theory and research by the scholar whose own work helped define the field, this book will appeal to the growing international body of scholars concerned with studying and theorizing about the professions.&quot;,&quot;ISBN&quot;:&quot;9780226262215&quot;,&quot;shortTitle&quot;:&quot;Professionalism Reborn&quot;,&quot;language&quot;:&quot;en&quot;,&quot;author&quot;:[{&quot;family&quot;:&quot;Freidson&quot;,&quot;given&quot;:&quot;Eliot&quot;}],&quot;issued&quot;:{&quot;date-parts&quot;:[[&quot;1994&quot;,8,1]]}}}],&quot;schema&quot;:&quot;https://github.com/citation-style-language/schema/raw/master/csl-citation.json&quot;} RNDKu4ZNh2iKv"/></text:p>
      <text:p text:style-name="P1"><text:reference-mark-start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Frey, 1997)<text:reference-mark-end text:name="ZOTERO_ITEM CSL_CITATION {&quot;citationID&quot;:&quot;15ghmd68si&quot;,&quot;properties&quot;:{&quot;formattedCitation&quot;:&quot;(Frey, 1997)&quot;,&quot;plainCitation&quot;:&quot;(Frey, 1997)&quot;},&quot;citationItems&quot;:[{&quot;id&quot;:54,&quot;uris&quot;:[&quot;http://zotero.org/users/local/lElUUWpz/items/MNHE9UZS&quot;],&quot;uri&quot;:[&quot;http://zotero.org/users/local/lElUUWpz/items/MNHE9UZS&quot;],&quot;itemData&quot;:{&quot;id&quot;:54,&quot;type&quot;:&quot;book&quot;,&quot;title&quot;:&quot;Not just for the money: an economic theory of personal motivation.&quot;,&quot;publisher&quot;:&quot;Edward Elgar Publishing&quot;,&quot;publisher-place&quot;:&quot;Cheltenham, UK&quot;,&quot;event-place&quot;:&quot;Cheltenham, UK&quot;,&quot;author&quot;:[{&quot;family&quot;:&quot;Frey&quot;,&quot;given&quot;:&quot;Bruno S.&quot;}],&quot;issued&quot;:{&quot;date-parts&quot;:[[&quot;1997&quot;]]}}}],&quot;schema&quot;:&quot;https://github.com/citation-style-language/schema/raw/master/csl-citation.json&quot;} RNDqHB2AlbpzY"/></text:p>
      <text:p text:style-name="P1"><text:reference-mark-start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Frey &amp; Neckermann, 2009)<text:reference-mark-end text:name="ZOTERO_ITEM CSL_CITATION {&quot;citationID&quot;:&quot;26b7mugpue&quot;,&quot;properties&quot;:{&quot;formattedCitation&quot;:&quot;(Frey &amp; Neckermann, 2009)&quot;,&quot;plainCitation&quot;:&quot;(Frey &amp; Neckermann, 2009)&quot;},&quot;citationItems&quot;:[{&quot;id&quot;:55,&quot;uris&quot;:[&quot;http://zotero.org/users/local/lElUUWpz/items/83WGNGKD&quot;],&quot;uri&quot;:[&quot;http://zotero.org/users/local/lElUUWpz/items/83WGNGKD&quot;],&quot;itemData&quot;:{&quot;id&quot;:55,&quot;type&quot;:&quot;chapter&quot;,&quot;title&quot;:&quot;Awards: a view from economics.&quot;,&quot;container-title&quot;:&quot;The Economics of Ethics and the Ethics of Economics: Values, Markets and the State&quot;,&quot;publisher&quot;:&quot;Edward Elgar Publishing&quot;,&quot;publisher-place&quot;:&quot;Cheltenham&quot;,&quot;source&quot;:&quot;Google Books&quot;,&quot;event-place&quot;:&quot;Cheltenham&quot;,&quot;abstract&quot;:&quot;Economics and ethics are succumbing to the pull of disciplinary specialisation at their own peril. This volume represents a necessary and most welcome reminder of some ways in which the two are intertwined. How do economic preferences relate to ethical values? What are the motivational underpinnings on which we should base a theory of choice? What explains compliance with rules, and with tax legislation in particular? Any economist or political philosopher interested in these questions must read this book. Peter Dietsch, Université de Montréal, Canada Do market prices reflect values? What is the relation between social norms and economic incentives? Do economic agents respond to ethical arguments? By probing the boundaries between positive and normative theorizing and by bridging ethics, economics, and political science, this book is able to address a fascinating set of questions. I strongly recommend this book to anyone interested in normative issues in public policy to academics and practitioners alike. Fabienne Peter, University of Warwick, UK This book makes a rational and eloquent case for the closer integration of ethics and economics. It expands upon themes concerned with esteem, self-esteem, emotional bonding between agents, expressive concerns, and moral requirements. Economists have long assumed that value and price are synonymous and interchangeable. The authors show how disregarding this false assumption and adopting an interdisciplinary approach could improve the economics profession by distinguishing economic values from ethical values. Replete with discussions that will challenge conventional economics, this book offers a corrective argument against the rigid separation of agents motivation and the purely normative aspects of economic analysis. The various contributions explore the different dimensions at the frontier between the rational and the moral in political economy, ethics and philosophy. Containing a variety of cross-border analyses, this innovative book will be a must-read for economists, political scientists and philosophers. It will also be an invaluable resource for students in the fields of economics and philosophy.&quot;,&quot;ISBN&quot;:&quot;9781849801904&quot;,&quot;language&quot;:&quot;en&quot;,&quot;editor&quot;:[{&quot;family&quot;:&quot;Brennan&quot;,&quot;given&quot;:&quot;Geoffrey&quot;},{&quot;family&quot;:&quot;Eusepi&quot;,&quot;given&quot;:&quot;Giuseppe&quot;}],&quot;author&quot;:[{&quot;family&quot;:&quot;Frey&quot;,&quot;given&quot;:&quot;Bruno S.&quot;},{&quot;family&quot;:&quot;Neckermann&quot;,&quot;given&quot;:&quot;S.&quot;}],&quot;issued&quot;:{&quot;date-parts&quot;:[[&quot;2009&quot;]]}}}],&quot;schema&quot;:&quot;https://github.com/citation-style-language/schema/raw/master/csl-citation.json&quot;} RNDi6wyKqetco"/></text:p>
      <text:p text:style-name="P1"><text:reference-mark-start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Jonathan Gabe, Exworthy, Jones, &amp; Smith, 2012)<text:reference-mark-end text:name="ZOTERO_ITEM CSL_CITATION {&quot;citationID&quot;:&quot;1bdtcklah5&quot;,&quot;properties&quot;:{&quot;formattedCitation&quot;:&quot;(Jonathan Gabe, Exworthy, Jones, &amp; Smith, 2012)&quot;,&quot;plainCitation&quot;:&quot;(Jonathan Gabe, Exworthy, Jones, &amp; Smith, 2012)&quot;},&quot;citationItems&quot;:[{&quot;id&quot;:57,&quot;uris&quot;:[&quot;http://zotero.org/users/local/lElUUWpz/items/KSXNFNJE&quot;],&quot;uri&quot;:[&quot;http://zotero.org/users/local/lElUUWpz/items/KSXNFNJE&quot;],&quot;itemData&quot;:{&quot;id&quot;:57,&quot;type&quot;:&quot;article-journal&quot;,&quot;title&quot;:&quot;Towards a Sociology of Disclosure: The Case of Surgical Performance&quot;,&quot;container-title&quot;:&quot;Sociology Compass&quot;,&quot;page&quot;:&quot;908-922&quot;,&quot;volume&quot;:&quot;6&quot;,&quot;issue&quot;:&quot;11&quot;,&quot;source&quot;:&quot;Wiley Online Library&quot;,&quot;abstract&quot;:&quot;Despite the increasingly widespread emphasis on the need for transparency in health-care and elsewhere, there is limited evidence regarding the consequences of disclosing medical performance data. The evidence is disparate and has not been synthesised in a coherent way. This paper focuses on surgical performance, whose measurement is generally often seen as straight forward. It begins by outlining the context for understanding the publication of such data and then presents an analytical framework as a vehicle for conceptualising the nature of disclosure in surgery and health-care more generally. The framework addresses key dimensions concerning one surgical specialty (cardiac surgery) and its relationship with a range of stakeholders in an English context. In particular, we examine the interaction between surgeons and between surgeons, patients, managers and policy-makers. These relationships are framed in terms of choice and calculativeness, strategies and tactics, and trust, and need to be understood at micro, meso and macro levels. We conclude by considering how this framework provides a research agenda for a sociology of disclosure.&quot;,&quot;DOI&quot;:&quot;10.1111/j.1751-9020.2012.00490.x&quot;,&quot;ISSN&quot;:&quot;1751-9020&quot;,&quot;shortTitle&quot;:&quot;Towards a Sociology of Disclosure&quot;,&quot;language&quot;:&quot;en&quot;,&quot;author&quot;:[{&quot;family&quot;:&quot;Gabe&quot;,&quot;given&quot;:&quot;Jonathan&quot;},{&quot;family&quot;:&quot;Exworthy&quot;,&quot;given&quot;:&quot;Mark&quot;},{&quot;family&quot;:&quot;Jones&quot;,&quot;given&quot;:&quot;Ian Rees&quot;},{&quot;family&quot;:&quot;Smith&quot;,&quot;given&quot;:&quot;Glenn&quot;}],&quot;issued&quot;:{&quot;date-parts&quot;:[[&quot;2012&quot;,11,1]]},&quot;accessed&quot;:{&quot;date-parts&quot;:[[&quot;2015&quot;,4,28]]}}}],&quot;schema&quot;:&quot;https://github.com/citation-style-language/schema/raw/master/csl-citation.json&quot;} RNDAmt6p1fj0O"/></text:p>
      <text:p text:style-name="P1"><text:reference-mark-start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Greener, Exworthy, Peckham, &amp; Powell, 2009)<text:reference-mark-end text:name="ZOTERO_ITEM CSL_CITATION {&quot;citationID&quot;:&quot;2dbnfg67jg&quot;,&quot;properties&quot;:{&quot;formattedCitation&quot;:&quot;(Greener, Exworthy, Peckham, &amp; Powell, 2009)&quot;,&quot;plainCitation&quot;:&quot;(Greener, Exworthy, Peckham, &amp; Powell, 2009)&quot;},&quot;citationItems&quot;:[{&quot;id&quot;:60,&quot;uris&quot;:[&quot;http://zotero.org/users/local/lElUUWpz/items/ISDPS7UA&quot;],&quot;uri&quot;:[&quot;http://zotero.org/users/local/lElUUWpz/items/ISDPS7UA&quot;],&quot;itemData&quot;:{&quot;id&quot;:60,&quot;type&quot;:&quot;article-journal&quot;,&quot;title&quot;:&quot;Has Labour decentralised the NHS? Terminological obfuscation and analytical confusion&quot;,&quot;container-title&quot;:&quot;Policy Studies&quot;,&quot;page&quot;:&quot;439-454&quot;,&quot;volume&quot;:&quot;30&quot;,&quot;issue&quot;:&quot;4&quot;,&quot;source&quot;:&quot;Taylor and Francis+NEJM&quot;,&quot;abstract&quot;:&quot;This article considers the rise of decentralisation as an approach to public-sector reform generally, and its approach to the British National Health Service (NHS) specifically. It suggests that the term ‘decentralisation’ is often so poorly defined that reforms made in its name cannot be assessed to see if they have achieved it as a goal or not. The article explores the meanings of decentralisation and attempts to clarify it, before going on to examine, through a review of what four key commentators have said about it, how health reform under the British New Labour government, despite often claiming to be decentralising, has often been centralising instead. The article presents a framework for assessing claims of decentralisation in public reform more generally, before presenting a specific example from the NHS.&quot;,&quot;DOI&quot;:&quot;10.1080/01442870902899905&quot;,&quot;ISSN&quot;:&quot;0144-2872&quot;,&quot;shortTitle&quot;:&quot;Has Labour decentralised the NHS?&quot;,&quot;author&quot;:[{&quot;family&quot;:&quot;Greener&quot;,&quot;given&quot;:&quot;Ian&quot;},{&quot;family&quot;:&quot;Exworthy&quot;,&quot;given&quot;:&quot;Mark&quot;},{&quot;family&quot;:&quot;Peckham&quot;,&quot;given&quot;:&quot;Stephen&quot;},{&quot;family&quot;:&quot;Powell&quot;,&quot;given&quot;:&quot;Martin&quot;}],&quot;issued&quot;:{&quot;date-parts&quot;:[[&quot;2009&quot;,9,1]]},&quot;accessed&quot;:{&quot;date-parts&quot;:[[&quot;2015&quot;,4,28]]}}}],&quot;schema&quot;:&quot;https://github.com/citation-style-language/schema/raw/master/csl-citation.json&quot;} RNDuJTTdBgJbh"/></text:p>
      <text:p text:style-name="P1"><text:reference-mark-start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Harrison, 1998b)<text:reference-mark-end text:name="ZOTERO_ITEM CSL_CITATION {&quot;citationID&quot;:&quot;eBROMBda&quot;,&quot;properties&quot;:{&quot;formattedCitation&quot;:&quot;(Harrison, 1998b)&quot;,&quot;plainCitation&quot;:&quot;(Harrison, 1998b)&quot;},&quot;citationItems&quot;:[{&quot;id&quot;:63,&quot;uris&quot;:[&quot;http://zotero.org/users/local/lElUUWpz/items/4SD9559Q&quot;],&quot;uri&quot;:[&quot;http://zotero.org/users/local/lElUUWpz/items/4SD9559Q&quot;],&quot;itemData&quot;:{&quot;id&quot;:63,&quot;type&quot;:&quot;article-journal&quot;,&quot;title&quot;:&quot;The politics of evidence-based medicine in the United Kingdom&quot;,&quot;container-title&quot;:&quot;Policy &amp; Politics&quot;,&quot;page&quot;:&quot;15-31&quot;,&quot;volume&quot;:&quot;26&quot;,&quot;issue&quot;:&quot;1&quot;,&quot;source&quot;:&quot;IngentaConnect&quot;,&quot;abstract&quot;:&quot;Evidence-based medicine, the doctrine that professional clinical practice should be based on sound research evidence about the effectiveness of the procedures used, is now official policy for the National Health Service. Despite its obvious common-sense and political appeal, the policy seems to be based on a number of questionable assumptions about implementation, political popularity and scientific consensus, yet accords in general terms with contemporary developments in modes of controlling organisations. French La médecine basée sur la preuve, c'est à dire la doctrine que la pratique professionelle clinicale doit être basée sur les résultats solides de recherche sur l'efficaceté des procédures adoptées, est à présent une politique officielle du Service National de la Santé. Malgré son évidente attraction politique et logique la politique semble être basée sur un nombre d'assomptions questionables sur l'implimentation, la politique populaire et Ie consensus scientifique, or elle suit en gros les développements contemporains dans les modèles de direction des organisations. Spanish La medicina basada en evidencia, la doctrina de que la práctica profesional clínica debe estar basad a en investigación válida sobre la efectividad de los procedimientos usados, es actualmente la política oficial del Servicio Nacional de Salud. A pesar de su sentido común y su atractivo político, esta política parecería estar basad a en un número cuestionable de suposiciones sobre implementación, popularidad política y consenso cíentífico, y sin embargo coincide en términos generales con teorías contemporáneas sobre maneras de controlar organizaciones.&quot;,&quot;DOI&quot;:&quot;10.1332/030557398782018293&quot;,&quot;journalAbbreviation&quot;:&quot;Policy &amp; Politics&quot;,&quot;author&quot;:[{&quot;family&quot;:&quot;Harrison&quot;,&quot;given&quot;:&quot;Stephen&quot;}],&quot;issued&quot;:{&quot;date-parts&quot;:[[&quot;1998&quot;,1,1]]}}}],&quot;schema&quot;:&quot;https://github.com/citation-style-language/schema/raw/master/csl-citation.json&quot;} RNDIwCdeQPreC"/></text:p>
      <text:p text:style-name="P1"><text:reference-mark-start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Harrison, 1998a)<text:reference-mark-end text:name="ZOTERO_ITEM CSL_CITATION {&quot;citationID&quot;:&quot;1rj940au1i&quot;,&quot;properties&quot;:{&quot;formattedCitation&quot;:&quot;(Harrison, 1998a)&quot;,&quot;plainCitation&quot;:&quot;(Harrison, 1998a)&quot;},&quot;citationItems&quot;:[{&quot;id&quot;:65,&quot;uris&quot;:[&quot;http://zotero.org/users/local/lElUUWpz/items/BK73QKP5&quot;],&quot;uri&quot;:[&quot;http://zotero.org/users/local/lElUUWpz/items/BK73QKP5&quot;],&quot;itemData&quot;:{&quot;id&quot;:65,&quot;type&quot;:&quot;chapter&quot;,&quot;title&quot;:&quot;Clinical autonomy and health policy: past and futures.&quot;,&quot;container-title&quot;:&quot;Professionals and the new managerialism in the public sector&quot;,&quot;publisher&quot;:&quot;Open University Press&quot;,&quot;publisher-place&quot;:&quot;Buckingham&quot;,&quot;page&quot;:&quot;50-64&quot;,&quot;event-place&quot;:&quot;Buckingham&quot;,&quot;ISBN&quot;:&quot;9780335198191&quot;,&quot;author&quot;:[{&quot;family&quot;:&quot;Harrison&quot;,&quot;given&quot;:&quot;Stephen&quot;}],&quot;editor&quot;:[{&quot;family&quot;:&quot;Exworthy&quot;,&quot;given&quot;:&quot;Mark&quot;},{&quot;family&quot;:&quot;Halford&quot;,&quot;given&quot;:&quot;Susan&quot;}],&quot;issued&quot;:{&quot;date-parts&quot;:[[&quot;1998&quot;,12]]}}}],&quot;schema&quot;:&quot;https://github.com/citation-style-language/schema/raw/master/csl-citation.json&quot;} RND3JU6CP9u7t"/></text:p>
      <text:p text:style-name="P1"><text:reference-mark-start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Health and Social Care Information Centre, 2014)<text:reference-mark-end text:name="ZOTERO_ITEM CSL_CITATION {&quot;citationID&quot;:&quot;1omaq2d8f2&quot;,&quot;properties&quot;:{&quot;formattedCitation&quot;:&quot;(Health and Social Care Information Centre, 2014)&quot;,&quot;plainCitation&quot;:&quot;(Health and Social Care Information Centre, 2014)&quot;},&quot;citationItems&quot;:[{&quot;id&quot;:66,&quot;uris&quot;:[&quot;http://zotero.org/users/local/lElUUWpz/items/A7QEI377&quot;],&quot;uri&quot;:[&quot;http://zotero.org/users/local/lElUUWpz/items/A7QEI377&quot;],&quot;itemData&quot;:{&quot;id&quot;:66,&quot;type&quot;:&quot;webpage&quot;,&quot;title&quot;:&quot;NHS Staff Earnings Estimates to March 2014 - Provisional statistics&quot;,&quot;genre&quot;:&quot;standard&quot;,&quot;URL&quot;:&quot;http://www.hscic.gov.uk/searchcatalogue?productid=14897&amp;q=staff&amp;sort=Relevance&amp;size=10&amp;page=1#top&quot;,&quot;language&quot;:&quot;EN&quot;,&quot;author&quot;:[{&quot;family&quot;:&quot;Health and Social Care Information Centre&quot;,&quot;given&quot;:&quot;&quot;}],&quot;issued&quot;:{&quot;date-parts&quot;:[[&quot;2014&quot;,6,24]]},&quot;accessed&quot;:{&quot;date-parts&quot;:[[&quot;2015&quot;,4,28]]}}}],&quot;schema&quot;:&quot;https://github.com/citation-style-language/schema/raw/master/csl-citation.json&quot;} RNDWPXyE63qiN"/></text:p>
      <text:p text:style-name="P1"><text:reference-mark-start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Hood, 2007)<text:reference-mark-end text:name="ZOTERO_ITEM CSL_CITATION {&quot;citationID&quot;:&quot;1cnn7ope20&quot;,&quot;properties&quot;:{&quot;formattedCitation&quot;:&quot;(Hood, 2007)&quot;,&quot;plainCitation&quot;:&quot;(Hood, 2007)&quot;},&quot;citationItems&quot;:[{&quot;id&quot;:68,&quot;uris&quot;:[&quot;http://zotero.org/users/local/lElUUWpz/items/UEHJI3HV&quot;],&quot;uri&quot;:[&quot;http://zotero.org/users/local/lElUUWpz/items/UEHJI3HV&quot;],&quot;itemData&quot;:{&quot;id&quot;:68,&quot;type&quot;:&quot;article-journal&quot;,&quot;title&quot;:&quot;What happens when transparency meets blame-avoidance?&quot;,&quot;container-title&quot;:&quot;Public Management Review&quot;,&quot;page&quot;:&quot;191-210&quot;,&quot;volume&quot;:&quot;9&quot;,&quot;issue&quot;:&quot;2&quot;,&quot;source&quot;:&quot;Taylor and Francis+NEJM&quot;,&quot;abstract&quot;:&quot;This article explores what happens when the much-discussed doctrine of transparency as a key to good governance meets the widely observed behavioural tendency of blame-avoidance in politics and public administration. It begins by discussing transparency as an idea and distinguishing different strains of the doctrine, proceeds to discuss blame-avoidance and to identify three common types of blame-avoidance strategy, and then explores what can happen when a widely advocated governance doctrine meets a commonly observed type of behaviour. The article identifies ways in which that conjunction can produce nil effects, side-effects and reverse-effects in the pursuit of transparency. It concludes that the tension between the pursuit of transparency and the avoidance of blame is at the heart of some commonly observed problems in public management, and suggests that something other than the ‘bureaucratic’ strain of transparency may be called for when those problems are serious.&quot;,&quot;DOI&quot;:&quot;10.1080/14719030701340275&quot;,&quot;ISSN&quot;:&quot;1471-9037&quot;,&quot;author&quot;:[{&quot;family&quot;:&quot;Hood&quot;,&quot;given&quot;:&quot;Christopher&quot;}],&quot;issued&quot;:{&quot;date-parts&quot;:[[&quot;2007&quot;,6,1]]},&quot;accessed&quot;:{&quot;date-parts&quot;:[[&quot;2015&quot;,4,28]]}}}],&quot;schema&quot;:&quot;https://github.com/citation-style-language/schema/raw/master/csl-citation.json&quot;} RND463peh35UQ"/></text:p>
      <text:p text:style-name="P1"><text:reference-mark-start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Iedema et al., 2006)<text:reference-mark-end text:name="ZOTERO_ITEM CSL_CITATION {&quot;citationID&quot;:&quot;2nurju78tp&quot;,&quot;properties&quot;:{&quot;formattedCitation&quot;:&quot;(Iedema et al., 2006)&quot;,&quot;plainCitation&quot;:&quot;(Iedema et al., 2006)&quot;},&quot;citationItems&quot;:[{&quot;id&quot;:71,&quot;uris&quot;:[&quot;http://zotero.org/users/local/lElUUWpz/items/TDQGWFPF&quot;],&quot;uri&quot;:[&quot;http://zotero.org/users/local/lElUUWpz/items/TDQGWFPF&quot;],&quot;itemData&quot;:{&quot;id&quot;:71,&quot;type&quot;:&quot;article-journal&quot;,&quot;title&quot;:&quot;Turning the medical gaze in upon itself: Root cause analysis and the investigation of clinical error&quot;,&quot;container-title&quot;:&quot;Social Science &amp; Medicine&quot;,&quot;page&quot;:&quot;1605-1615&quot;,&quot;volume&quot;:&quot;62&quot;,&quot;issue&quot;:&quot;7&quot;,&quot;source&quot;:&quot;ScienceDirect&quot;,&quot;abstract&quot;:&quot;In this paper, we discuss how a technique borrowed from defense and manufacturing is being deployed in hospitals across the industrialized world to investigate clinical errors. We open with a discussion of the levers used by policy makers to mandate that clinicians not just report errors, but also gather to investigate those errors using root cause analysis (RCA). We focus on the tensions created for clinicians as they are expected to formulate ‘systems solutions’ that go beyond blame. In addressing these matters, we present a discourse analysis of data derived during an evaluation of the NSW Health Safety Improvement Program. Data include transcripts of RCA meetings which were recorded in a local metropolitan teaching hospital. From this analysis we move back to the argument that RCA involves clinicians in ‘immaterial labour’, or the production of communication and information, and that this new labour realizes two important developments. First, because RCA is anchored in the principle of health care practitioners not just scrutinizing each other, but scrutinizing each others’ errors, RCA is a challenging task. Second, thanks to turning the clinical gaze in on the clinical observer, RCA engenders a new level of reflexivity of clinical self and of clinical practice. We conclude with asking whether this reflexivity will lock the clinical gaze into a micro-sociology of error, or whether it will enable this gaze to influence matters superordinate to the specifics of practice and the design of clinical treatments; that is, the over-arching governance and structuring of hospital care.&quot;,&quot;DOI&quot;:&quot;10.1016/j.socscimed.2005.08.049&quot;,&quot;ISSN&quot;:&quot;0277-9536&quot;,&quot;shortTitle&quot;:&quot;Turning the medical gaze in upon itself&quot;,&quot;journalAbbreviation&quot;:&quot;Social Science &amp; Medicine&quot;,&quot;author&quot;:[{&quot;family&quot;:&quot;Iedema&quot;,&quot;given&quot;:&quot;Roderick Aren Michael&quot;},{&quot;family&quot;:&quot;Jorm&quot;,&quot;given&quot;:&quot;Christine&quot;},{&quot;family&quot;:&quot;Long&quot;,&quot;given&quot;:&quot;Debbi&quot;},{&quot;family&quot;:&quot;Braithwaite&quot;,&quot;given&quot;:&quot;Jeffrey&quot;},{&quot;family&quot;:&quot;Travaglia&quot;,&quot;given&quot;:&quot;Jo&quot;},{&quot;family&quot;:&quot;Westbrook&quot;,&quot;given&quot;:&quot;Mary&quot;}],&quot;issued&quot;:{&quot;date-parts&quot;:[[&quot;2006&quot;,4]]},&quot;accessed&quot;:{&quot;date-parts&quot;:[[&quot;2015&quot;,4,28]]}}}],&quot;schema&quot;:&quot;https://github.com/citation-style-language/schema/raw/master/csl-citation.json&quot;} RNDx7rlOBKn1q"/></text:p>
      <text:p text:style-name="P1"><text:reference-mark-start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Katz, 1998)<text:reference-mark-end text:name="ZOTERO_ITEM CSL_CITATION {&quot;citationID&quot;:&quot;h3aa492fo&quot;,&quot;properties&quot;:{&quot;formattedCitation&quot;:&quot;(Katz, 1998)&quot;,&quot;plainCitation&quot;:&quot;(Katz, 1998)&quot;},&quot;citationItems&quot;:[{&quot;id&quot;:74,&quot;uris&quot;:[&quot;http://zotero.org/users/local/lElUUWpz/items/6DEC3NHK&quot;],&quot;uri&quot;:[&quot;http://zotero.org/users/local/lElUUWpz/items/6DEC3NHK&quot;],&quot;itemData&quot;:{&quot;id&quot;:74,&quot;type&quot;:&quot;book&quot;,&quot;title&quot;:&quot;The scalpel’s edge: the culture of surgeons.&quot;,&quot;publisher&quot;:&quot;Allyn and Bacon&quot;,&quot;publisher-place&quot;:&quot;Boston, MA&quot;,&quot;event-place&quot;:&quot;Boston, MA&quot;,&quot;author&quot;:[{&quot;family&quot;:&quot;Katz&quot;,&quot;given&quot;:&quot;P.&quot;}],&quot;issued&quot;:{&quot;date-parts&quot;:[[&quot;1998&quot;]]}}}],&quot;schema&quot;:&quot;https://github.com/citation-style-language/schema/raw/master/csl-citation.json&quot;} RNDe5QIOkj9fH"/></text:p>
      <text:p text:style-name="P1"><text:reference-mark-start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Kitchener, Caronna, &amp; Shortell, 2005)<text:reference-mark-end text:name="ZOTERO_ITEM CSL_CITATION {&quot;citationID&quot;:&quot;2f3u5s993&quot;,&quot;properties&quot;:{&quot;formattedCitation&quot;:&quot;(Kitchener, Caronna, &amp; Shortell, 2005)&quot;,&quot;plainCitation&quot;:&quot;(Kitchener, Caronna, &amp; Shortell, 2005)&quot;},&quot;citationItems&quot;:[{&quot;id&quot;:75,&quot;uris&quot;:[&quot;http://zotero.org/users/local/lElUUWpz/items/MPMZNZCI&quot;],&quot;uri&quot;:[&quot;http://zotero.org/users/local/lElUUWpz/items/MPMZNZCI&quot;],&quot;itemData&quot;:{&quot;id&quot;:75,&quot;type&quot;:&quot;article-journal&quot;,&quot;title&quot;:&quot;From the doctor's workshop to the iron cage? Evolving modes of physician control in US health systems&quot;,&quot;container-title&quot;:&quot;Social Science &amp; Medicine&quot;,&quot;page&quot;:&quot;1311-1322&quot;,&quot;volume&quot;:&quot;60&quot;,&quot;issue&quot;:&quot;6&quot;,&quot;source&quot;:&quot;ScienceDirect&quot;,&quot;abstract&quot;:&quot;As national health systems pursue the common goals of containing expenditure growth and improving quality, many have sought to replace autonomous modes (systems) of physician control that rely on initial professional training and subsequent peer review. A common approach has involved extending bureaucratic modes of physician control that employ techniques such as hierarchical coordination and salaried positions. This paper applies concepts from studies of professional work to frame an empirical analysis of emergent bureaucratic modes of physician control in US hospital-based systems. Conceptually, we draw from recent studies to update Scott's (Health Services Res. 17(3) (1982) 213) typology to specify three bureaucratic modes of physician control: heteronomous, conjoint, and custodial. Empirically, we use case study evidence from eight US hospital-based systems to illustrate the heterogeneity of bureaucratic modes of physician control that span each of the ideal types. The findings indicate that some influential analysts perpetuate a caricature of bureaucratic organization which underplays its capacity to provide multiple modes of physician control that maintain professional autonomy over the content of work, and present opportunities for aligning practice with social goals.&quot;,&quot;DOI&quot;:&quot;10.1016/j.socscimed.2004.07.008&quot;,&quot;ISSN&quot;:&quot;0277-9536&quot;,&quot;shortTitle&quot;:&quot;From the doctor's workshop to the iron cage?&quot;,&quot;journalAbbreviation&quot;:&quot;Social Science &amp; Medicine&quot;,&quot;author&quot;:[{&quot;family&quot;:&quot;Kitchener&quot;,&quot;given&quot;:&quot;Martin&quot;},{&quot;family&quot;:&quot;Caronna&quot;,&quot;given&quot;:&quot;Carol A.&quot;},{&quot;family&quot;:&quot;Shortell&quot;,&quot;given&quot;:&quot;Stephen M.&quot;}],&quot;issued&quot;:{&quot;date-parts&quot;:[[&quot;2005&quot;,3]]},&quot;accessed&quot;:{&quot;date-parts&quot;:[[&quot;2015&quot;,4,28]]}}}],&quot;schema&quot;:&quot;https://github.com/citation-style-language/schema/raw/master/csl-citation.json&quot;} RND1dAlf71HzS"/></text:p>
      <text:p text:style-name="P1"><text:reference-mark-start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Klein, 1990)<text:reference-mark-end text:name="ZOTERO_ITEM CSL_CITATION {&quot;citationID&quot;:&quot;s07rfina9&quot;,&quot;properties&quot;:{&quot;formattedCitation&quot;:&quot;(Klein, 1990)&quot;,&quot;plainCitation&quot;:&quot;(Klein, 1990)&quot;},&quot;citationItems&quot;:[{&quot;id&quot;:78,&quot;uris&quot;:[&quot;http://zotero.org/users/local/lElUUWpz/items/JFS6S79M&quot;],&quot;uri&quot;:[&quot;http://zotero.org/users/local/lElUUWpz/items/JFS6S79M&quot;],&quot;itemData&quot;:{&quot;id&quot;:78,&quot;type&quot;:&quot;article-journal&quot;,&quot;title&quot;:&quot;The state and the profession: the politics of the double bed.&quot;,&quot;container-title&quot;:&quot;BMJ&quot;,&quot;page&quot;:&quot;700-702&quot;,&quot;volume&quot;:&quot;301&quot;,&quot;issue&quot;:&quot;6754&quot;,&quot;source&quot;:&quot;www.bmj.com&quot;,&quot;DOI&quot;:&quot;10.1136/bmj.301.6754.700&quot;,&quot;ISSN&quot;:&quot;0959-8138, 1468-5833&quot;,&quot;note&quot;:&quot;PMID: 2224241&quot;,&quot;shortTitle&quot;:&quot;The state and the profession&quot;,&quot;language&quot;:&quot;en&quot;,&quot;author&quot;:[{&quot;family&quot;:&quot;Klein&quot;,&quot;given&quot;:&quot;R.&quot;}],&quot;issued&quot;:{&quot;date-parts&quot;:[[&quot;1990&quot;,10,3]]},&quot;accessed&quot;:{&quot;date-parts&quot;:[[&quot;2015&quot;,4,28]]},&quot;PMID&quot;:&quot;2224241&quot;}}],&quot;schema&quot;:&quot;https://github.com/citation-style-language/schema/raw/master/csl-citation.json&quot;} RND8jISiMJKlv"/></text:p>
      <text:p text:style-name="P1"><text:reference-mark-start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Lash &amp; Urry, 1987)<text:reference-mark-end text:name="ZOTERO_ITEM CSL_CITATION {&quot;citationID&quot;:&quot;ihWQrN6c&quot;,&quot;properties&quot;:{&quot;formattedCitation&quot;:&quot;(Lash &amp; Urry, 1987)&quot;,&quot;plainCitation&quot;:&quot;(Lash &amp; Urry, 1987)&quot;},&quot;citationItems&quot;:[{&quot;id&quot;:82,&quot;uris&quot;:[&quot;http://zotero.org/users/local/lElUUWpz/items/76FIZK54&quot;],&quot;uri&quot;:[&quot;http://zotero.org/users/local/lElUUWpz/items/76FIZK54&quot;],&quot;itemData&quot;:{&quot;id&quot;:82,&quot;type&quot;:&quot;book&quot;,&quot;title&quot;:&quot;The End of Organized Capitalism&quot;,&quot;publisher&quot;:&quot;University of Wisconsin Press&quot;,&quot;publisher-place&quot;:&quot;Madison, Wis&quot;,&quot;number-of-pages&quot;:&quot;392&quot;,&quot;source&quot;:&quot;Amazon&quot;,&quot;event-place&quot;:&quot;Madison, Wis&quot;,&quot;abstract&quot;:&quot;The End of Organized Capitalism argues that—despite Marx’s and Weber’s insistence that capitalist societies become increasingly more ordered—we now live in an era of “disorganized capitalism.” The book is devoted to a systematic examination of the shift to disorganized capitalism in five Western nations (Britain, the United States, France, West Germany, and Sweden). Through the analysis of space, class, and culture, Lash and Urry portray the restructuring of capitalist social relations that has resulted from this disorganization. They adduce evidence for the claims that in each of the nations there is a movement toward a deconcentration of capital within nation-states; toward the increased separation of banks, industry and the state; and toward the redistribution of productive relations and class-relevant residential patterns.    The authors also show that national disparities in contemporary, disorganized capitalism can be understood through close examination of the extent to which, and mode in which, capitalism became historically organized in each of the five countries under consideration.    The lucid arguments and judicious comparisons in this book will be of great interest to political scientists, sociologists, geographers, economists, and historians.&quot;,&quot;ISBN&quot;:&quot;9780299116743&quot;,&quot;language&quot;:&quot;English&quot;,&quot;author&quot;:[{&quot;family&quot;:&quot;Lash&quot;,&quot;given&quot;:&quot;Scott&quot;},{&quot;family&quot;:&quot;Urry&quot;,&quot;given&quot;:&quot;John&quot;}],&quot;issued&quot;:{&quot;date-parts&quot;:[[&quot;1987&quot;,10,15]]}}}],&quot;schema&quot;:&quot;https://github.com/citation-style-language/schema/raw/master/csl-citation.json&quot;} RNDM6qjb9vVP5"/></text:p>
      <text:p text:style-name="P1"><text:reference-mark-start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Levay &amp; Waks, 2009)<text:reference-mark-end text:name="ZOTERO_ITEM CSL_CITATION {&quot;citationID&quot;:&quot;1pnu905vdj&quot;,&quot;properties&quot;:{&quot;formattedCitation&quot;:&quot;(Levay &amp; Waks, 2009)&quot;,&quot;plainCitation&quot;:&quot;(Levay &amp; Waks, 2009)&quot;},&quot;citationItems&quot;:[{&quot;id&quot;:84,&quot;uris&quot;:[&quot;http://zotero.org/users/local/lElUUWpz/items/RP4IK7KI&quot;],&quot;uri&quot;:[&quot;http://zotero.org/users/local/lElUUWpz/items/RP4IK7KI&quot;],&quot;itemData&quot;:{&quot;id&quot;:84,&quot;type&quot;:&quot;article-journal&quot;,&quot;title&quot;:&quot;Professions and the Pursuit of Transparency in Healthcare: Two Cases of Soft Autonomy&quot;,&quot;container-title&quot;:&quot;Organization Studies&quot;,&quot;page&quot;:&quot;509-527&quot;,&quot;volume&quot;:&quot;30&quot;,&quot;issue&quot;:&quot;5&quot;,&quot;source&quot;:&quot;oss.sagepub.com&quot;,&quot;abstract&quot;:&quot;Contemporary professions are increasingly challenged to open up to scrutiny from the outside. Earlier research is focused on two main types of responses and consequences: colonization by a managerial logic of self-monitoring and decoupling of auditing and professional practice. This paper describes a different type of response which implies that professionals get actively involved in monitoring their own activities, without losing their professional autonomy. Two cases from Swedish healthcare were investigated: accreditation at a hospital laboratory and the national quality registries. In both cases, professional involvement took the form of translation and negotiation in expert networks, restrained by a certain resistance towards external monitoring, but driven by an interest in legitimizing and developing professional work. The resulting situation is characterized as a `soft autonomy' which combines professional internalization of originally non-professional auditing ideas with maintained professional control over evaluation criteria.&quot;,&quot;DOI&quot;:&quot;10.1177/0170840609104396&quot;,&quot;ISSN&quot;:&quot;0170-8406, 1741-3044&quot;,&quot;shortTitle&quot;:&quot;Professions and the Pursuit of Transparency in Healthcare&quot;,&quot;journalAbbreviation&quot;:&quot;Organization Studies&quot;,&quot;language&quot;:&quot;en&quot;,&quot;author&quot;:[{&quot;family&quot;:&quot;Levay&quot;,&quot;given&quot;:&quot;Charlotta&quot;},{&quot;family&quot;:&quot;Waks&quot;,&quot;given&quot;:&quot;Caroline&quot;}],&quot;issued&quot;:{&quot;date-parts&quot;:[[&quot;2009&quot;,5,1]]},&quot;accessed&quot;:{&quot;date-parts&quot;:[[&quot;2015&quot;,4,28]]}}}],&quot;schema&quot;:&quot;https://github.com/citation-style-language/schema/raw/master/csl-citation.json&quot;} RNDxNvylC50IK"/></text:p>
      <text:p text:style-name="P1"><text:reference-mark-start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Lyon, 1993)<text:reference-mark-end text:name="ZOTERO_ITEM CSL_CITATION {&quot;citationID&quot;:&quot;2ke8r2u87g&quot;,&quot;properties&quot;:{&quot;formattedCitation&quot;:&quot;(Lyon, 1993)&quot;,&quot;plainCitation&quot;:&quot;(Lyon, 1993)&quot;},&quot;citationItems&quot;:[{&quot;id&quot;:87,&quot;uris&quot;:[&quot;http://zotero.org/users/local/lElUUWpz/items/X5AZWS8R&quot;],&quot;uri&quot;:[&quot;http://zotero.org/users/local/lElUUWpz/items/X5AZWS8R&quot;],&quot;itemData&quot;:{&quot;id&quot;:87,&quot;type&quot;:&quot;article-journal&quot;,&quot;title&quot;:&quot;An electronic panopticon? A sociological critique of surveillance theory&quot;,&quot;container-title&quot;:&quot;The Sociological Review&quot;,&quot;page&quot;:&quot;653-678&quot;,&quot;volume&quot;:&quot;41&quot;,&quot;issue&quot;:&quot;4&quot;,&quot;source&quot;:&quot;Wiley Online Library&quot;,&quot;abstract&quot;:&quot;The concept of an electronic Panopticon is making increasingly frequent appearances within analyses of electronic surveillance. This paper traces briefly the history of the Panopticon from Jeremy Bentham to Michel Foucault and through a series of case studies shows how the idea seems relevant in the context of computer databases. It is argued that while the Panopticon has some salience to electronic surveillance, particularly through its enhanced capacity for invisible monitoring of personal details, the notion of a ‘societal Panopticon’ is sociologically mistaken. Nonetheless, where vestiges of the Panopticon are present within electronic surveillance, they present a challenge to social analysis and to political practice.&quot;,&quot;DOI&quot;:&quot;10.1111/j.1467-954X.1993.tb00896.x&quot;,&quot;ISSN&quot;:&quot;1467-954X&quot;,&quot;shortTitle&quot;:&quot;An electronic panopticon?&quot;,&quot;language&quot;:&quot;en&quot;,&quot;author&quot;:[{&quot;family&quot;:&quot;Lyon&quot;,&quot;given&quot;:&quot;David&quot;}],&quot;issued&quot;:{&quot;date-parts&quot;:[[&quot;1993&quot;,11,1]]},&quot;accessed&quot;:{&quot;date-parts&quot;:[[&quot;2015&quot;,4,28]]}}}],&quot;schema&quot;:&quot;https://github.com/citation-style-language/schema/raw/master/csl-citation.json&quot;} RND5L1Csl4J2I"/></text:p>
      <text:p text:style-name="P1"><text:reference-mark-start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Macfarlane, Exworthy, Wilmott, &amp; Greenhalgh, 2011)<text:reference-mark-end text:name="ZOTERO_ITEM CSL_CITATION {&quot;citationID&quot;:&quot;7thlbhi2k&quot;,&quot;properties&quot;:{&quot;formattedCitation&quot;:&quot;(Macfarlane, Exworthy, Wilmott, &amp; Greenhalgh, 2011)&quot;,&quot;plainCitation&quot;:&quot;(Macfarlane, Exworthy, Wilmott, &amp; Greenhalgh, 2011)&quot;},&quot;citationItems&quot;:[{&quot;id&quot;:90,&quot;uris&quot;:[&quot;http://zotero.org/users/local/lElUUWpz/items/ZGHXU5F3&quot;],&quot;uri&quot;:[&quot;http://zotero.org/users/local/lElUUWpz/items/ZGHXU5F3&quot;],&quot;itemData&quot;:{&quot;id&quot;:90,&quot;type&quot;:&quot;article-journal&quot;,&quot;title&quot;:&quot;Plus ça change, plus c’est la même chose: senior NHS managers’ narratives of restructuring&quot;,&quot;container-title&quot;:&quot;Sociology of Health &amp; Illness&quot;,&quot;page&quot;:&quot;914-929&quot;,&quot;volume&quot;:&quot;33&quot;,&quot;issue&quot;:&quot;6&quot;,&quot;source&quot;:&quot;Wiley Online Library&quot;,&quot;abstract&quot;:&quot;The UK National Health Service (NHS) is regularly restructured. Its smooth operation and organisational memory depends on the insights and capability of managers, especially those with experience of previous transitions. Narrative methods can illuminate complex change from the perspective of key actors. We used an adaptation of Wengraf’s biographical narrative life interview method to explore how 20 senior NHS managers (chief executives, directors and assistant directors) had perceived and responded to major transitions since 1974. Data were analysed thematically using insights from phenomenology, neo-institutional theory and critical management studies. Findings were contextualised within a literature review of NHS policy and management 1974–2009. Managers described how experience in different NHS organisations helped build resilience and tacit knowledge, and how a strong commitment to the ‘NHS brand’ allowed them to weather a succession of policy changes and implement and embed such changes locally. By synthesising these personal and situated micro-narratives, we built a wider picture of macro-level institutional change in the NHS, in which the various visible restructurings in recent years appear to have masked a deeper continuity in terms of enduring values, norms and ways of working. We consider the implications of these findings for the future NHS.&quot;,&quot;DOI&quot;:&quot;10.1111/j.1467-9566.2011.01338.x&quot;,&quot;ISSN&quot;:&quot;1467-9566&quot;,&quot;shortTitle&quot;:&quot;Plus ça change, plus c’est la même chose&quot;,&quot;language&quot;:&quot;en&quot;,&quot;author&quot;:[{&quot;family&quot;:&quot;Macfarlane&quot;,&quot;given&quot;:&quot;Fraser&quot;},{&quot;family&quot;:&quot;Exworthy&quot;,&quot;given&quot;:&quot;Mark&quot;},{&quot;family&quot;:&quot;Wilmott&quot;,&quot;given&quot;:&quot;Micky&quot;},{&quot;family&quot;:&quot;Greenhalgh&quot;,&quot;given&quot;:&quot;Trish&quot;}],&quot;issued&quot;:{&quot;date-parts&quot;:[[&quot;2011&quot;,9,1]]},&quot;accessed&quot;:{&quot;date-parts&quot;:[[&quot;2015&quot;,4,28]]}}}],&quot;schema&quot;:&quot;https://github.com/citation-style-language/schema/raw/master/csl-citation.json&quot;} RNDBJajv4F5JL"/></text:p>
      <text:p text:style-name="P1"><text:reference-mark-start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McDonald, Waring, Harrison, Walshe, &amp; Boaden, 2005)<text:reference-mark-end text:name="ZOTERO_ITEM CSL_CITATION {&quot;citationID&quot;:&quot;22pjs50ota&quot;,&quot;properties&quot;:{&quot;formattedCitation&quot;:&quot;(R. McDonald, Waring, Harrison, Walshe, &amp; Boaden, 2005)&quot;,&quot;plainCitation&quot;:&quot;(R. McDonald, Waring, Harrison, Walshe, &amp; Boaden, 2005)&quot;},&quot;citationItems&quot;:[{&quot;id&quot;:93,&quot;uris&quot;:[&quot;http://zotero.org/users/local/lElUUWpz/items/SDAJE4BD&quot;],&quot;uri&quot;:[&quot;http://zotero.org/users/local/lElUUWpz/items/SDAJE4BD&quot;],&quot;itemData&quot;:{&quot;id&quot;:93,&quot;type&quot;:&quot;article-journal&quot;,&quot;title&quot;:&quot;Rules and guidelines in clinical practice: a qualitative study in operating theatres of doctors’ and nurses’ views&quot;,&quot;container-title&quot;:&quot;Quality and Safety in Health Care&quot;,&quot;page&quot;:&quot;290-294&quot;,&quot;volume&quot;:&quot;14&quot;,&quot;issue&quot;:&quot;4&quot;,&quot;source&quot;:&quot;qualitysafety.bmj.com&quot;,&quot;abstract&quot;:&quot;Background: The current orthodoxy within patient safety research and policy is characterised by a faith in rules based systems which limit the capacity for individual discretion, and hence fallibility. However, guidelines have been seen as stifling innovation and eroding trust. Our objectives were to explore the attitudes towards guidelines of doctors and nurses working together in surgical teams and to examine the extent to which trusting relationships are maintained in a context governed by explicit rules.\nMethods: Fourteen consultant grade surgeons of mixed specialty, 12 consultant anaesthetists, and 15 nurses were selected to reflect a range of roles. Participant observation was combined with semi-structured interviews.\nResults: Doctors’ views about the contribution of guidelines to safety and to clinical practice differed from those of nurses. Doctors rejected written rules, instead adhering to the unwritten rules of what constitutes acceptable behaviour for members of the medical profession. In contrast, nurses viewed guideline adherence as synonymous with professionalism and criticised doctors for failing to comply with guidelines.\nConclusions: While the creation of a “safety culture” requires a shared set of beliefs, attitudes and norms in relation to what is seen as safe clinical practice, differences of opinion on these issues exist which cannot be easily reconciled since they reflect deeply ingrained beliefs about what constitutes professional conduct. While advocates of standardisation (such as nurses) view doctors as rule breakers, doctors may not necessarily regard guidelines as legitimate or identify with the rules written for them by members of other social groups. Future safety research and policy should attempt to understand the unwritten rules which govern clinical behaviour and examine the ways in which such rules are produced, maintained, and accepted as legitimate.&quot;,&quot;DOI&quot;:&quot;10.1136/qshc.2005.013912&quot;,&quot;ISSN&quot;:&quot;, 2044-5423&quot;,&quot;note&quot;:&quot;PMID: 16076795&quot;,&quot;shortTitle&quot;:&quot;Rules and guidelines in clinical practice&quot;,&quot;journalAbbreviation&quot;:&quot;Qual Saf Health Care&quot;,&quot;language&quot;:&quot;en&quot;,&quot;author&quot;:[{&quot;family&quot;:&quot;McDonald&quot;,&quot;given&quot;:&quot;R.&quot;},{&quot;family&quot;:&quot;Waring&quot;,&quot;given&quot;:&quot;J.&quot;},{&quot;family&quot;:&quot;Harrison&quot;,&quot;given&quot;:&quot;S.&quot;},{&quot;family&quot;:&quot;Walshe&quot;,&quot;given&quot;:&quot;K.&quot;},{&quot;family&quot;:&quot;Boaden&quot;,&quot;given&quot;:&quot;R.&quot;}],&quot;issued&quot;:{&quot;date-parts&quot;:[[&quot;2005&quot;,8,1]]},&quot;accessed&quot;:{&quot;date-parts&quot;:[[&quot;2015&quot;,4,28]]},&quot;PMID&quot;:&quot;16076795&quot;}}],&quot;schema&quot;:&quot;https://github.com/citation-style-language/schema/raw/master/csl-citation.json&quot;} RNDfaHKKfYL7O"/></text:p>
      <text:p text:style-name="P1"><text:reference-mark-start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Ruth McDonald, Harrison, Checkland, Campbell, &amp; Roland, 2007)<text:reference-mark-end text:name="ZOTERO_ITEM CSL_CITATION {&quot;citationID&quot;:&quot;pvqn7ns1i&quot;,&quot;properties&quot;:{&quot;formattedCitation&quot;:&quot;(Ruth McDonald, Harrison, Checkland, Campbell, &amp; Roland, 2007)&quot;,&quot;plainCitation&quot;:&quot;(Ruth McDonald, Harrison, Checkland, Campbell, &amp; Roland, 2007)&quot;},&quot;citationItems&quot;:[{&quot;id&quot;:97,&quot;uris&quot;:[&quot;http://zotero.org/users/local/lElUUWpz/items/QCSTETK9&quot;],&quot;uri&quot;:[&quot;http://zotero.org/users/local/lElUUWpz/items/QCSTETK9&quot;],&quot;itemData&quot;:{&quot;id&quot;:97,&quot;type&quot;:&quot;article-journal&quot;,&quot;title&quot;:&quot;Impact of financial incentives on clinical autonomy and internal motivation in primary care: ethnographic study&quot;,&quot;container-title&quot;:&quot;BMJ&quot;,&quot;page&quot;:&quot;1357&quot;,&quot;volume&quot;:&quot;334&quot;,&quot;issue&quot;:&quot;7608&quot;,&quot;source&quot;:&quot;www.bmj.com&quot;,&quot;abstract&quot;:&quot;Objective To explore the impact of financial incentives for quality of care on practice organisation, clinical autonomy, and internal motivation of doctors and nurses working in primary care.\nDesign Ethnographic case study.\nSetting Two English general practices.\nParticipants 12 general practitioners, nine nurses, four healthcare assistants, and four administrative staff.\nMain outcome measure Observation of practices over a five month period after the introduction of financial incentives for quality of care introduced in the 2004 general practitioner contract.\nResults After the introduction of the quality and outcomes framework there was an increase in the use of templates to collect data on quality of care. New regimens of surveillance were adopted, with clinicians seen as “chasers” or the “chased,” depending on their individual responsibility for delivering quality targets. Attitudes towards the contract were largely positive, although discontent was higher in the practice with a more intensive surveillance regimen. Nurses expressed more concern than doctors about changes to their clinical practice but also appreciated being given responsibility for delivering on targets in particular disease areas. Most doctors did not question the quality targets that existed at the time or the implications of the targets for their own clinical autonomy.\nConclusions Implementation of financial incentives for quality of care did not seem to have damaged the internal motivation of the general practitioners studied, although more concern was expressed by nurses.&quot;,&quot;DOI&quot;:&quot;10.1136/bmj.39238.890810.BE&quot;,&quot;ISSN&quot;:&quot;0959-8138, 1468-5833&quot;,&quot;note&quot;:&quot;PMID: 17580318&quot;,&quot;shortTitle&quot;:&quot;Impact of financial incentives on clinical autonomy and internal motivation in primary care&quot;,&quot;language&quot;:&quot;en&quot;,&quot;author&quot;:[{&quot;family&quot;:&quot;McDonald&quot;,&quot;given&quot;:&quot;Ruth&quot;},{&quot;family&quot;:&quot;Harrison&quot;,&quot;given&quot;:&quot;Stephen&quot;},{&quot;family&quot;:&quot;Checkland&quot;,&quot;given&quot;:&quot;Kath&quot;},{&quot;family&quot;:&quot;Campbell&quot;,&quot;given&quot;:&quot;Stephen M.&quot;},{&quot;family&quot;:&quot;Roland&quot;,&quot;given&quot;:&quot;Martin&quot;}],&quot;issued&quot;:{&quot;date-parts&quot;:[[&quot;2007&quot;,6,28]]},&quot;accessed&quot;:{&quot;date-parts&quot;:[[&quot;2015&quot;,4,28]]},&quot;PMID&quot;:&quot;17580318&quot;}}],&quot;schema&quot;:&quot;https://github.com/citation-style-language/schema/raw/master/csl-citation.json&quot;} RNDjCkBVVlcpI"/></text:p>
      <text:p text:style-name="P1"><text:reference-mark-start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McGivern &amp; Ferlie, 2007)<text:reference-mark-end text:name="ZOTERO_ITEM CSL_CITATION {&quot;citationID&quot;:&quot;krkss90re&quot;,&quot;properties&quot;:{&quot;formattedCitation&quot;:&quot;(McGivern &amp; Ferlie, 2007)&quot;,&quot;plainCitation&quot;:&quot;(McGivern &amp; Ferlie, 2007)&quot;},&quot;citationItems&quot;:[{&quot;id&quot;:101,&quot;uris&quot;:[&quot;http://zotero.org/users/local/lElUUWpz/items/263H7Z9E&quot;],&quot;uri&quot;:[&quot;http://zotero.org/users/local/lElUUWpz/items/263H7Z9E&quot;],&quot;itemData&quot;:{&quot;id&quot;:101,&quot;type&quot;:&quot;article-journal&quot;,&quot;title&quot;:&quot;Playing tick-box games: Interrelating defences in professional appraisal&quot;,&quot;container-title&quot;:&quot;Human Relations&quot;,&quot;page&quot;:&quot;1361-1385&quot;,&quot;volume&quot;:&quot;60&quot;,&quot;issue&quot;:&quot;9&quot;,&quot;source&quot;:&quot;hum.sagepub.com&quot;,&quot;abstract&quot;:&quot;We here examine the introduction of appraisal for senior medical professionals. Our recent qualitative field research found four main experiences of appraisal (developmental, disappointed reflection, defensive assessment and cynical dismissal of appraisal as a waste of time), which we developed into a typology. We argue many professionals `play tick-box games' to give the impression of auditable practice while continuing to practise in a traditional way. We develop existing theory on the `audit society', social defences and `mock bureaucracy' to explain interrelating defences which occur in appraisal as a reaction to the risks and conflict experienced in professional regulation.&quot;,&quot;DOI&quot;:&quot;10.1177/0018726707082851&quot;,&quot;ISSN&quot;:&quot;0018-7267, 1741-282X&quot;,&quot;shortTitle&quot;:&quot;Playing tick-box games&quot;,&quot;journalAbbreviation&quot;:&quot;Human Relations&quot;,&quot;language&quot;:&quot;en&quot;,&quot;author&quot;:[{&quot;family&quot;:&quot;McGivern&quot;,&quot;given&quot;:&quot;Gerry&quot;},{&quot;family&quot;:&quot;Ferlie&quot;,&quot;given&quot;:&quot;Ewan&quot;}],&quot;issued&quot;:{&quot;date-parts&quot;:[[&quot;2007&quot;,9,1]]},&quot;accessed&quot;:{&quot;date-parts&quot;:[[&quot;2015&quot;,4,28]]}}}],&quot;schema&quot;:&quot;https://github.com/citation-style-language/schema/raw/master/csl-citation.json&quot;} RNDfWvBTpA2yJ"/></text:p>
      <text:p text:style-name="P1"><text:reference-mark-start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McGivern &amp; Fischer, 2010)<text:reference-mark-end text:name="ZOTERO_ITEM CSL_CITATION {&quot;citationID&quot;:&quot;h33dq5h56&quot;,&quot;properties&quot;:{&quot;formattedCitation&quot;:&quot;(McGivern &amp; Fischer, 2010)&quot;,&quot;plainCitation&quot;:&quot;(McGivern &amp; Fischer, 2010)&quot;},&quot;citationItems&quot;:[{&quot;id&quot;:104,&quot;uris&quot;:[&quot;http://zotero.org/users/local/lElUUWpz/items/KVQJP9CI&quot;],&quot;uri&quot;:[&quot;http://zotero.org/users/local/lElUUWpz/items/KVQJP9CI&quot;],&quot;itemData&quot;:{&quot;id&quot;:104,&quot;type&quot;:&quot;article-journal&quot;,&quot;title&quot;:&quot;Medical regulation, spectacular transparency and the blame business&quot;,&quot;container-title&quot;:&quot;Journal of Health Organization and Management&quot;,&quot;page&quot;:&quot;597-610&quot;,&quot;volume&quot;:&quot;24&quot;,&quot;issue&quot;:&quot;6&quot;,&quot;source&quot;:&quot;CrossRef&quot;,&quot;DOI&quot;:&quot;10.1108/14777261011088683&quot;,&quot;ISSN&quot;:&quot;1477-7266&quot;,&quot;language&quot;:&quot;en&quot;,&quot;editor&quot;:[{&quot;family&quot;:&quot;Dixon‐Woods&quot;,&quot;given&quot;:&quot;Mary&quot;}],&quot;author&quot;:[{&quot;family&quot;:&quot;McGivern&quot;,&quot;given&quot;:&quot;Gerry&quot;},{&quot;family&quot;:&quot;Fischer&quot;,&quot;given&quot;:&quot;Michael&quot;}],&quot;issued&quot;:{&quot;date-parts&quot;:[[&quot;2010&quot;,11,2]]},&quot;accessed&quot;:{&quot;date-parts&quot;:[[&quot;2015&quot;,4,28]]}}}],&quot;schema&quot;:&quot;https://github.com/citation-style-language/schema/raw/master/csl-citation.json&quot;} RNDW5F1uthIWM"/></text:p>
      <text:p text:style-name="P1"><text:reference-mark-start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Mcgivern, Currie, Ferlie, Fitzgerald, &amp; Waring, 2015)<text:reference-mark-end text:name="ZOTERO_ITEM CSL_CITATION {&quot;citationID&quot;:&quot;gt1Tsihb&quot;,&quot;properties&quot;:{&quot;formattedCitation&quot;:&quot;(Mcgivern, Currie, Ferlie, Fitzgerald, &amp; Waring, 2015)&quot;,&quot;plainCitation&quot;:&quot;(Mcgivern, Currie, Ferlie, Fitzgerald, &amp; Waring, 2015)&quot;},&quot;citationItems&quot;:[{&quot;id&quot;:105,&quot;uris&quot;:[&quot;http://zotero.org/users/local/lElUUWpz/items/AX5JVGVD&quot;],&quot;uri&quot;:[&quot;http://zotero.org/users/local/lElUUWpz/items/AX5JVGVD&quot;],&quot;itemData&quot;:{&quot;id&quot;:105,&quot;type&quot;:&quot;article-journal&quot;,&quot;title&quot;:&quot;Hybrid Manager–Professionals' Identity Work: The Maintenance and Hybridization of Medical Professionalism in Managerial Contexts&quot;,&quot;container-title&quot;:&quot;Public Administration&quot;,&quot;source&quot;:&quot;Wiley Online Library&quot;,&quot;abstract&quot;:&quot;We examine the ‘identity work’ of manager–professional ‘hybrids’, specifically medical professionals in managerial roles in the British National Health Service, to maintain and hybridize their professional identity and wider professionalism in organizational and policy contexts affected by managerialist ideas. Empirically, we differentiate between ‘incidental hybrids’, who represent and protect traditional institutionalized professionalism while temporarily in hybrid roles, and ‘willing hybrids’, who developed hybrid professional–managerial identities during formative identity work or later in reaction to potential professional identity violations. Questions about willing hybrids' professional identities led them to challenge and disrupt institutionalized professionalism, and use and integrate professionalism and managerialism, creating more legitimate hybrid professionalism in their managerial context. By aligning professionalism with their personal identity, and regulating and auditing other professionals, willing hybrids also position hybrids collectively as elite within their profession.&quot;,&quot;URL&quot;:&quot;http://onlinelibrary.wiley.com/doi/10.1111/padm.12119/abstract&quot;,&quot;DOI&quot;:&quot;10.1111/padm.12119&quot;,&quot;ISSN&quot;:&quot;1467-9299&quot;,&quot;shortTitle&quot;:&quot;Hybrid Manager–Professionals' Identity Work&quot;,&quot;journalAbbreviation&quot;:&quot;Public Admin&quot;,&quot;language&quot;:&quot;en&quot;,&quot;author&quot;:[{&quot;family&quot;:&quot;Mcgivern&quot;,&quot;given&quot;:&quot;Gerry&quot;},{&quot;family&quot;:&quot;Currie&quot;,&quot;given&quot;:&quot;Graeme&quot;},{&quot;family&quot;:&quot;Ferlie&quot;,&quot;given&quot;:&quot;Ewan&quot;},{&quot;family&quot;:&quot;Fitzgerald&quot;,&quot;given&quot;:&quot;Louise&quot;},{&quot;family&quot;:&quot;Waring&quot;,&quot;given&quot;:&quot;Justin&quot;}],&quot;issued&quot;:{&quot;date-parts&quot;:[[&quot;2015&quot;,1,1]]},&quot;accessed&quot;:{&quot;date-parts&quot;:[[&quot;2015&quot;,4,28]]}}}],&quot;schema&quot;:&quot;https://github.com/citation-style-language/schema/raw/master/csl-citation.json&quot;} RND27n0IdBKzv"/></text:p>
      <text:p text:style-name="P1"><text:reference-mark-start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McKinlay &amp; Arches, 1985)<text:reference-mark-end text:name="ZOTERO_ITEM CSL_CITATION {&quot;citationID&quot;:&quot;2nbcvs3p5p&quot;,&quot;properties&quot;:{&quot;formattedCitation&quot;:&quot;(McKinlay &amp; Arches, 1985)&quot;,&quot;plainCitation&quot;:&quot;(McKinlay &amp; Arches, 1985)&quot;},&quot;citationItems&quot;:[{&quot;id&quot;:108,&quot;uris&quot;:[&quot;http://zotero.org/users/local/lElUUWpz/items/Z8KVDQ5X&quot;],&quot;uri&quot;:[&quot;http://zotero.org/users/local/lElUUWpz/items/Z8KVDQ5X&quot;],&quot;itemData&quot;:{&quot;id&quot;:108,&quot;type&quot;:&quot;article-journal&quot;,&quot;title&quot;:&quot;Towards the proletarianization of physicians&quot;,&quot;container-title&quot;:&quot;International Journal of Health Services: Planning, Administration, Evaluation&quot;,&quot;page&quot;:&quot;161-195&quot;,&quot;volume&quot;:&quot;15&quot;,&quot;issue&quot;:&quot;2&quot;,&quot;source&quot;:&quot;PubMed&quot;,&quot;abstract&quot;:&quot;The thesis of this article is that in general where most other workers were quickly and easily proletarianized, physicians - through the use of a variety of tactics at the disposal of some elite groups - have, until now, been able to postpone or minimize this process in their own case. Now, as a result of the bureaucratization which is being forced on medical practice as a consequence of the logic of capitalist expansion, physicians are slowly being reduced to a proletarian function, and their formerly self-interested activities subordinated to the broader requirements of the capitalist control of highly profitable medical production.&quot;,&quot;ISSN&quot;:&quot;0020-7314&quot;,&quot;note&quot;:&quot;PMID: 3997322&quot;,&quot;journalAbbreviation&quot;:&quot;Int J Health Serv&quot;,&quot;language&quot;:&quot;eng&quot;,&quot;author&quot;:[{&quot;family&quot;:&quot;McKinlay&quot;,&quot;given&quot;:&quot;J. B.&quot;},{&quot;family&quot;:&quot;Arches&quot;,&quot;given&quot;:&quot;J.&quot;}],&quot;issued&quot;:{&quot;date-parts&quot;:[[&quot;1985&quot;]]},&quot;PMID&quot;:&quot;3997322&quot;}}],&quot;schema&quot;:&quot;https://github.com/citation-style-language/schema/raw/master/csl-citation.json&quot;} RND9WYytgc9Lu"/></text:p>
      <text:p text:style-name="P1"><text:reference-mark-start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Miller, 1992)<text:reference-mark-end text:name="ZOTERO_ITEM CSL_CITATION {&quot;citationID&quot;:&quot;157ul2a73d&quot;,&quot;properties&quot;:{&quot;formattedCitation&quot;:&quot;(Miller, 1992)&quot;,&quot;plainCitation&quot;:&quot;(Miller, 1992)&quot;},&quot;citationItems&quot;:[{&quot;id&quot;:110,&quot;uris&quot;:[&quot;http://zotero.org/users/local/lElUUWpz/items/X79DWRGX&quot;],&quot;uri&quot;:[&quot;http://zotero.org/users/local/lElUUWpz/items/X79DWRGX&quot;],&quot;itemData&quot;:{&quot;id&quot;:110,&quot;type&quot;:&quot;article-journal&quot;,&quot;title&quot;:&quot;Accounting and subjectivity: the invention of calculating selves and calculating spaces.&quot;,&quot;container-title&quot;:&quot;Annals of Scholarship&quot;,&quot;page&quot;:&quot;61-86&quot;,&quot;volume&quot;:&quot;9&quot;,&quot;issue&quot;:&quot;1/2&quot;,&quot;author&quot;:[{&quot;family&quot;:&quot;Miller&quot;,&quot;given&quot;:&quot;P.&quot;}],&quot;issued&quot;:{&quot;date-parts&quot;:[[&quot;1992&quot;]]}}}],&quot;schema&quot;:&quot;https://github.com/citation-style-language/schema/raw/master/csl-citation.json&quot;} RNDYMIETQBFXD"/></text:p>
      <text:p text:style-name="P1"><text:reference-mark-start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National Audit Office, 2013)<text:reference-mark-end text:name="ZOTERO_ITEM CSL_CITATION {&quot;citationID&quot;:&quot;2qu0nqpf5k&quot;,&quot;properties&quot;:{&quot;formattedCitation&quot;:&quot;(National Audit Office, 2013)&quot;,&quot;plainCitation&quot;:&quot;(National Audit Office, 2013)&quot;},&quot;citationItems&quot;:[{&quot;id&quot;:111,&quot;uris&quot;:[&quot;http://zotero.org/users/local/lElUUWpz/items/C3F3MHR5&quot;],&quot;uri&quot;:[&quot;http://zotero.org/users/local/lElUUWpz/items/C3F3MHR5&quot;],&quot;itemData&quot;:{&quot;id&quot;:111,&quot;type&quot;:&quot;report&quot;,&quot;title&quot;:&quot;Managing NHS hospital consultants&quot;,&quot;collection-title&quot;:&quot;SESSION 2012-13&quot;,&quot;publisher&quot;:&quot;National Audit Office&quot;,&quot;publisher-place&quot;:&quot;London&quot;,&quot;event-place&quot;:&quot;London&quot;,&quot;abstract&quot;:&quot;The 2003 contract for hospital consultants delivered many expected benefits, but there is room for improvement in how trusts manage their consultants.&quot;,&quot;URL&quot;:&quot;http://www.nao.org.uk/report/managing-nhs-hospital-consultants/&quot;,&quot;number&quot;:&quot;HC 885&quot;,&quot;author&quot;:[{&quot;family&quot;:&quot;National Audit Office&quot;,&quot;given&quot;:&quot;&quot;}],&quot;issued&quot;:{&quot;date-parts&quot;:[[&quot;2013&quot;,2,6]]},&quot;accessed&quot;:{&quot;date-parts&quot;:[[&quot;2015&quot;,4,28]]}}}],&quot;schema&quot;:&quot;https://github.com/citation-style-language/schema/raw/master/csl-citation.json&quot;} RNDBEHVEhpIBb"/></text:p>
      <text:p text:style-name="P1"><text:reference-mark-start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Noordegraaf, 2011)<text:reference-mark-end text:name="ZOTERO_ITEM CSL_CITATION {&quot;citationID&quot;:&quot;1sog64o84&quot;,&quot;properties&quot;:{&quot;formattedCitation&quot;:&quot;(Noordegraaf, 2011)&quot;,&quot;plainCitation&quot;:&quot;(Noordegraaf, 2011)&quot;},&quot;citationItems&quot;:[{&quot;id&quot;:113,&quot;uris&quot;:[&quot;http://zotero.org/users/local/lElUUWpz/items/JTV4QEZM&quot;],&quot;uri&quot;:[&quot;http://zotero.org/users/local/lElUUWpz/items/JTV4QEZM&quot;],&quot;itemData&quot;:{&quot;id&quot;:113,&quot;type&quot;:&quot;article-journal&quot;,&quot;title&quot;:&quot;Risky Business: How Professionals and Professional Fields (Must) Deal with Organizational Issues&quot;,&quot;container-title&quot;:&quot;Organization Studies&quot;,&quot;page&quot;:&quot;1349-1371&quot;,&quot;volume&quot;:&quot;32&quot;,&quot;issue&quot;:&quot;10&quot;,&quot;source&quot;:&quot;oss.sagepub.com&quot;,&quot;abstract&quot;:&quot;As professionals belong to occupational systems but also increasingly work inside organizations, new linkages between occupational and organizational domains are required, but they are difficult to develop. Occupational principles and professional standards are usually considered to be at odds with managerial and organizational control principles. This generates academic and practical dualisms. Either a return to professionalism is advocated in order to protect occupational spaces and ‘rescue’ professional work, or there is a move beyond professionalism in order to restrict autonomies and discipline professional work. This article argues that both stances are unsatisfactory and that new forms of organized professionalism are called for. Changing circumstances force professional services to respond to external changes that call for organizational capacities, also inside professional domains: (a) professionals develop new work preferences and seek organized work conditions; (b) professionals face new cases, which are difficult to categorize and call for well-organized multi-professional acts; (c) due to critical attention for case treatment and incidents, professionals face new risks that have to be managed. The article shows how these realities are incorporated in professional practices – albeit slowly – and it draws normative conclusions. Professionals must take organizing and managing more seriously and will have to develop organizational capacities. In addition, connective organizational standards must be established in order to strengthen the viability and legitimacy of professional services in demanding times.&quot;,&quot;DOI&quot;:&quot;10.1177/0170840611416748&quot;,&quot;ISSN&quot;:&quot;0170-8406, 1741-3044&quot;,&quot;shortTitle&quot;:&quot;Risky Business&quot;,&quot;journalAbbreviation&quot;:&quot;Organization Studies&quot;,&quot;language&quot;:&quot;en&quot;,&quot;author&quot;:[{&quot;family&quot;:&quot;Noordegraaf&quot;,&quot;given&quot;:&quot;Mirko&quot;}],&quot;issued&quot;:{&quot;date-parts&quot;:[[&quot;2011&quot;,10,1]]},&quot;accessed&quot;:{&quot;date-parts&quot;:[[&quot;2015&quot;,4,28]]}}}],&quot;schema&quot;:&quot;https://github.com/citation-style-language/schema/raw/master/csl-citation.json&quot;} RND4uTD2kpWxw"/></text:p>
      <text:p text:style-name="P1"><text:reference-mark-start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Pawson, 2002)<text:reference-mark-end text:name="ZOTERO_ITEM CSL_CITATION {&quot;citationID&quot;:&quot;1g6mr9m8rp&quot;,&quot;properties&quot;:{&quot;formattedCitation&quot;:&quot;(Pawson, 2002)&quot;,&quot;plainCitation&quot;:&quot;(Pawson, 2002)&quot;},&quot;citationItems&quot;:[{&quot;id&quot;:116,&quot;uris&quot;:[&quot;http://zotero.org/users/local/lElUUWpz/items/K66M4ZJX&quot;],&quot;uri&quot;:[&quot;http://zotero.org/users/local/lElUUWpz/items/K66M4ZJX&quot;],&quot;itemData&quot;:{&quot;id&quot;:116,&quot;type&quot;:&quot;article-journal&quot;,&quot;title&quot;:&quot;Evidence and Policy and Naming and Shaming&quot;,&quot;container-title&quot;:&quot;Policy Studies&quot;,&quot;page&quot;:&quot;211-230&quot;,&quot;volume&quot;:&quot;23&quot;,&quot;issue&quot;:&quot;3&quot;,&quot;source&quot;:&quot;Taylor and Francis+NEJM&quot;,&quot;abstract&quot;:&quot;The debate on the potential of evidence-based policy is now in full flow, though opinions differ on whether we have reached zenith or nadir in our capacity to transform public data into public service. Clearly, we are not short of 'evidence'; there is a plethora of programme evaluators and policy analysts out there, and a surfeit of their publications - official, academic and grey. What is at issue is the method of synthesizing that evidence, a research strategy that goes by the name of 'systematic review'. In particular, there is considerable doubt about how to handle the variegated and contested evidence base that typifies most sectors of public policy. Can it ever be made to yield to the formal statistical techniques of meta-analysis? And if not, can evidence-based policy ever match the precision of the demanding blueprint represented by evidence-based medicine? This paper seeks to go beyond these old antagonisms by proposing a novel model of evidence synthesis based on the principles of realist evaluation. Under this approach, systematic review changes from a data-driven exercise to a process of theory development and refinement. The core of the paper is a demonstration project, consisting of an embryonic review of public disclosure initiatives, a policy better known as 'naming and shaming'. Six initiatives are examined in order to develop an elementary theory of the conditions under which shaming sanctions might work. The paper concludes with reflections on how such a process of 'realist synthesis' may feed into policy making.&quot;,&quot;DOI&quot;:&quot;10.1080/0144287022000045993&quot;,&quot;ISSN&quot;:&quot;0144-2872&quot;,&quot;author&quot;:[{&quot;family&quot;:&quot;Pawson&quot;,&quot;given&quot;:&quot;Ray&quot;}],&quot;issued&quot;:{&quot;date-parts&quot;:[[&quot;2002&quot;,9,1]]},&quot;accessed&quot;:{&quot;date-parts&quot;:[[&quot;2015&quot;,4,28]]}}}],&quot;schema&quot;:&quot;https://github.com/citation-style-language/schema/raw/master/csl-citation.json&quot;} RNDzi3qSUHWjJ"/></text:p>
      <text:p text:style-name="P1"><text:reference-mark-start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Peckham, Exworthy, Greener, &amp; Powell, 2005)<text:reference-mark-end text:name="ZOTERO_ITEM CSL_CITATION {&quot;citationID&quot;:&quot;2mbjbnp89n&quot;,&quot;properties&quot;:{&quot;formattedCitation&quot;:&quot;(Peckham, Exworthy, Greener, &amp; Powell, 2005)&quot;,&quot;plainCitation&quot;:&quot;(Peckham, Exworthy, Greener, &amp; Powell, 2005)&quot;},&quot;citationItems&quot;:[{&quot;id&quot;:119,&quot;uris&quot;:[&quot;http://zotero.org/users/local/lElUUWpz/items/KB5SJMNU&quot;],&quot;uri&quot;:[&quot;http://zotero.org/users/local/lElUUWpz/items/KB5SJMNU&quot;],&quot;itemData&quot;:{&quot;id&quot;:119,&quot;type&quot;:&quot;article-journal&quot;,&quot;title&quot;:&quot;Decentralizing Health Services: More Local Accountability or Just More Central Control?&quot;,&quot;container-title&quot;:&quot;Public Money &amp; Management&quot;,&quot;page&quot;:&quot;221-228&quot;,&quot;volume&quot;:&quot;25&quot;,&quot;issue&quot;:&quot;4&quot;,&quot;source&quot;:&quot;Taylor and Francis+NEJM&quot;,&quot;abstract&quot;:&quot;This article examines the continuing debate about, and inter-relationship between, the NHS, decentralization and local participation. The focus of the article is the experience of decentralization and participation over the past 25 years and, drawing on a new conceptualization of decentralization, it identifies the extent to which the NHS supports decentralized approaches to participation.&quot;,&quot;DOI&quot;:&quot;10.1080/09540962.2005.10600097&quot;,&quot;ISSN&quot;:&quot;0954-0962&quot;,&quot;shortTitle&quot;:&quot;Decentralizing Health Services&quot;,&quot;author&quot;:[{&quot;family&quot;:&quot;Peckham&quot;,&quot;given&quot;:&quot;Stephen&quot;},{&quot;family&quot;:&quot;Exworthy&quot;,&quot;given&quot;:&quot;Mark&quot;},{&quot;family&quot;:&quot;Greener&quot;,&quot;given&quot;:&quot;Ian&quot;},{&quot;family&quot;:&quot;Powell&quot;,&quot;given&quot;:&quot;Martin&quot;}],&quot;issued&quot;:{&quot;date-parts&quot;:[[&quot;2005&quot;,8,1]]},&quot;accessed&quot;:{&quot;date-parts&quot;:[[&quot;2015&quot;,4,28]]}}}],&quot;schema&quot;:&quot;https://github.com/citation-style-language/schema/raw/master/csl-citation.json&quot;} RND5RFJDcyMYp"/></text:p>
      <text:p text:style-name="P1"><text:reference-mark-start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Pollitt, 2009)<text:reference-mark-end text:name="ZOTERO_ITEM CSL_CITATION {&quot;citationID&quot;:&quot;c7bc28fve&quot;,&quot;properties&quot;:{&quot;formattedCitation&quot;:&quot;(Pollitt, 2009)&quot;,&quot;plainCitation&quot;:&quot;(Pollitt, 2009)&quot;},&quot;citationItems&quot;:[{&quot;id&quot;:122,&quot;uris&quot;:[&quot;http://zotero.org/users/local/lElUUWpz/items/TXF2XUDJ&quot;],&quot;uri&quot;:[&quot;http://zotero.org/users/local/lElUUWpz/items/TXF2XUDJ&quot;],&quot;itemData&quot;:{&quot;id&quot;:122,&quot;type&quot;:&quot;article-journal&quot;,&quot;title&quot;:&quot;Bureaucracies Remember, Post-Bureaucratic Organizations Forget?&quot;,&quot;container-title&quot;:&quot;Public Administration&quot;,&quot;page&quot;:&quot;198-218&quot;,&quot;volume&quot;:&quot;87&quot;,&quot;issue&quot;:&quot;2&quot;,&quot;source&quot;:&quot;Wiley Online Library&quot;,&quot;abstract&quot;:&quot;The paper examines the hypothesis that post-bureaucratic forms of organization perform less well than traditional bureaucracies with respect both to organizational memory and learning from experience. First, the paper discusses the meanings of the main terms and concepts to be used in the argument, and delimits its domain. Second, it identifies a series of mechanisms that are likely to bring about memory loss. Third, it examines the empirical literature in search of evidence to confirm or disconfirm the existence and effects of these mechanisms. Fourth, it reflects on its own limitations. Finally, it sets out some broad conclusions concerning the state of organizational memories in the public sector. The aim is to develop new theory, identify relevant generative mechanisms, set this model alongside such evidence as is available, and suggest lines for further research. The new men of the Empire are the ones who believe in fresh starts, new chapters, clean pages; I struggle on with the old story, hoping that, before it is finished, it will reveal to me why it was that I thought it worth the trouble. (J. M. Coetzee, Waiting for the Barbarians, 1980, p. 26)&quot;,&quot;DOI&quot;:&quot;10.1111/j.1467-9299.2008.01738.x&quot;,&quot;ISSN&quot;:&quot;1467-9299&quot;,&quot;language&quot;:&quot;en&quot;,&quot;author&quot;:[{&quot;family&quot;:&quot;Pollitt&quot;,&quot;given&quot;:&quot;Christopher&quot;}],&quot;issued&quot;:{&quot;date-parts&quot;:[[&quot;2009&quot;,6,1]]},&quot;accessed&quot;:{&quot;date-parts&quot;:[[&quot;2015&quot;,4,28]]}}}],&quot;schema&quot;:&quot;https://github.com/citation-style-language/schema/raw/master/csl-citation.json&quot;} RNDCJb8m8pFcO"/></text:p>
      <text:p text:style-name="P1"><text:reference-mark-start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Power, 1997)<text:reference-mark-end text:name="ZOTERO_ITEM CSL_CITATION {&quot;citationID&quot;:&quot;1ea2sulevk&quot;,&quot;properties&quot;:{&quot;formattedCitation&quot;:&quot;(Power, 1997)&quot;,&quot;plainCitation&quot;:&quot;(Power, 1997)&quot;},&quot;citationItems&quot;:[{&quot;id&quot;:125,&quot;uris&quot;:[&quot;http://zotero.org/users/local/lElUUWpz/items/4N9GBBW6&quot;],&quot;uri&quot;:[&quot;http://zotero.org/users/local/lElUUWpz/items/4N9GBBW6&quot;],&quot;itemData&quot;:{&quot;id&quot;:125,&quot;type&quot;:&quot;book&quot;,&quot;title&quot;:&quot;The Audit Society: Rituals of Verification&quot;,&quot;publisher&quot;:&quot;Oxford University Press&quot;,&quot;publisher-place&quot;:&quot;Oxford&quot;,&quot;number-of-pages&quot;:&quot;200&quot;,&quot;source&quot;:&quot;Oxford University Press&quot;,&quot;event-place&quot;:&quot;Oxford&quot;,&quot;abstract&quot;:&quot;Since the early 1980s there has been an explosion of auditing activity in the United Kingdom and North America. In addition to financial audits there are now medical audits, technology audits, value for money audits, environmental audits, quality audits, teaching audits, and many others. Why has this happened? What does it mean when a society invests so heavily in an industry of checking and when more and more individuals find themselves subject to formal scrutiny? argues that the rise of auditing has its roots in political demands for accountability and control. At the heart of a new administrative style internal control systems have begun to play an important public role and individual and organizational performance has been increasingly formalized and made auditable. Michael Power argues that the new demands and expectations of audits live uneasily with their operational capabilities. Not only is the manner in which they produce assurance and accountability open to question but also, by imposing their own values, audits often have unintended and dysfunctional consequences for the audited organization.&quot;,&quot;ISBN&quot;:&quot;978-0-19-828947-0&quot;,&quot;shortTitle&quot;:&quot;The Audit Society&quot;,&quot;author&quot;:[{&quot;family&quot;:&quot;Power&quot;,&quot;given&quot;:&quot;Michael&quot;}],&quot;issued&quot;:{&quot;date-parts&quot;:[[&quot;1997&quot;,7,3]]}}}],&quot;schema&quot;:&quot;https://github.com/citation-style-language/schema/raw/master/csl-citation.json&quot;} RNDxC2pQO5Tdw"/></text:p>
      <text:p text:style-name="P1"><text:reference-mark-start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Reed, 1999)<text:reference-mark-end text:name="ZOTERO_ITEM CSL_CITATION {&quot;citationID&quot;:&quot;krJ6WfcG&quot;,&quot;properties&quot;:{&quot;formattedCitation&quot;:&quot;(Reed, 1999)&quot;,&quot;plainCitation&quot;:&quot;(Reed, 1999)&quot;},&quot;citationItems&quot;:[{&quot;id&quot;:126,&quot;uris&quot;:[&quot;http://zotero.org/users/local/lElUUWpz/items/FE3THSHQ&quot;],&quot;uri&quot;:[&quot;http://zotero.org/users/local/lElUUWpz/items/FE3THSHQ&quot;],&quot;itemData&quot;:{&quot;id&quot;:126,&quot;type&quot;:&quot;chapter&quot;,&quot;title&quot;:&quot;From the cage to the gaze? The dynamics of organizational control in late modernity.&quot;,&quot;container-title&quot;:&quot;Regulation and organizations: international perspectives.&quot;,&quot;publisher&quot;:&quot;Routledge&quot;,&quot;publisher-place&quot;:&quot;London&quot;,&quot;page&quot;:&quot;17-49&quot;,&quot;event-place&quot;:&quot;London&quot;,&quot;author&quot;:[{&quot;family&quot;:&quot;Reed&quot;,&quot;given&quot;:&quot;M.&quot;}],&quot;editor&quot;:[{&quot;family&quot;:&quot;Morgan&quot;,&quot;given&quot;:&quot;G.&quot;},{&quot;family&quot;:&quot;Engwall&quot;,&quot;given&quot;:&quot;L.&quot;}],&quot;issued&quot;:{&quot;date-parts&quot;:[[&quot;1999&quot;]]}}}],&quot;schema&quot;:&quot;https://github.com/citation-style-language/schema/raw/master/csl-citation.json&quot;} RNDnXbI1iwFwe"/></text:p>
      <text:p text:style-name="P1"><text:reference-mark-start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Amy et al., 2013)<text:reference-mark-end text:name="ZOTERO_ITEM CSL_CITATION {&quot;citationID&quot;:&quot;OJ8AyU2I&quot;,&quot;properties&quot;:{&quot;formattedCitation&quot;:&quot;(Amy et al., 2013)&quot;,&quot;plainCitation&quot;:&quot;(Amy et al., 2013)&quot;},&quot;citationItems&quot;:[{&quot;id&quot;:127,&quot;uris&quot;:[&quot;http://zotero.org/users/local/lElUUWpz/items/9W72K79U&quot;],&quot;uri&quot;:[&quot;http://zotero.org/users/local/lElUUWpz/items/9W72K79U&quot;],&quot;itemData&quot;:{&quot;id&quot;:127,&quot;type&quot;:&quot;report&quot;,&quot;title&quot;:&quot;Review Body on Doctors’ and Dentists’ Remuneration. Forty-First Report 2013&quot;,&quot;publisher&quot;:&quot;DDRB&quot;,&quot;publisher-place&quot;:&quot;London&quot;,&quot;event-place&quot;:&quot;London&quot;,&quot;URL&quot;:&quot;https://www.gov.uk/government/uploads/system/uploads/attachment_data/file/226732/DDRB_41st_report_2013_Cm_8577_Accessible.pdf&quot;,&quot;author&quot;:[{&quot;family&quot;:&quot;Amy&quot;,&quot;given&quot;:&quot;Ron&quot;},{&quot;family&quot;:&quot;Bolton&quot;,&quot;given&quot;:&quot;Lucinda&quot;},{&quot;family&quot;:&quot;Glennie&quot;,&quot;given&quot;:&quot;John&quot;},{&quot;family&quot;:&quot;Thompson&quot;,&quot;given&quot;:&quot;Steve&quot;},{&quot;family&quot;:&quot;Turner&quot;,&quot;given&quot;:&quot;Nigel&quot;},{&quot;family&quot;:&quot;Walker&quot;,&quot;given&quot;:&quot;Ian&quot;},{&quot;family&quot;:&quot;Williamson&quot;,&quot;given&quot;:&quot;David&quot;}],&quot;issued&quot;:{&quot;date-parts&quot;:[[&quot;2013&quot;]]},&quot;accessed&quot;:{&quot;date-parts&quot;:[[&quot;2015&quot;,4,28]]}}}],&quot;schema&quot;:&quot;https://github.com/citation-style-language/schema/raw/master/csl-citation.json&quot;} RND5nMf4P339b"/></text:p>
      <text:p text:style-name="P1"><text:reference-mark-start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Rosenthal, 1995)<text:reference-mark-end text:name="ZOTERO_ITEM CSL_CITATION {&quot;citationID&quot;:&quot;1skm3hbksa&quot;,&quot;properties&quot;:{&quot;formattedCitation&quot;:&quot;(Rosenthal, 1995)&quot;,&quot;plainCitation&quot;:&quot;(Rosenthal, 1995)&quot;},&quot;citationItems&quot;:[{&quot;id&quot;:128,&quot;uris&quot;:[&quot;http://zotero.org/users/local/lElUUWpz/items/I624DDDQ&quot;],&quot;uri&quot;:[&quot;http://zotero.org/users/local/lElUUWpz/items/I624DDDQ&quot;],&quot;itemData&quot;:{&quot;id&quot;:128,&quot;type&quot;:&quot;book&quot;,&quot;title&quot;:&quot;The incompetent doctor: behind closed doors.&quot;,&quot;publisher&quot;:&quot;Open University Press&quot;,&quot;publisher-place&quot;:&quot;Buckingham&quot;,&quot;event-place&quot;:&quot;Buckingham&quot;,&quot;author&quot;:[{&quot;family&quot;:&quot;Rosenthal&quot;,&quot;given&quot;:&quot;M.&quot;}],&quot;issued&quot;:{&quot;date-parts&quot;:[[&quot;1995&quot;]]}}}],&quot;schema&quot;:&quot;https://github.com/citation-style-language/schema/raw/master/csl-citation.json&quot;} RNDDDiwSHqp5S"/></text:p>
      <text:p text:style-name="P1"><text:reference-mark-start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Scott, 2008)<text:reference-mark-end text:name="ZOTERO_ITEM CSL_CITATION {&quot;citationID&quot;:&quot;1lo6d2ouut&quot;,&quot;properties&quot;:{&quot;formattedCitation&quot;:&quot;(Scott, 2008)&quot;,&quot;plainCitation&quot;:&quot;(Scott, 2008)&quot;},&quot;citationItems&quot;:[{&quot;id&quot;:129,&quot;uris&quot;:[&quot;http://zotero.org/users/local/lElUUWpz/items/36CDX2QC&quot;],&quot;uri&quot;:[&quot;http://zotero.org/users/local/lElUUWpz/items/36CDX2QC&quot;],&quot;itemData&quot;:{&quot;id&quot;:129,&quot;type&quot;:&quot;article-journal&quot;,&quot;title&quot;:&quot;Lords of the Dance: Professionals as Institutional Agents&quot;,&quot;container-title&quot;:&quot;Organization Studies&quot;,&quot;page&quot;:&quot;219-238&quot;,&quot;volume&quot;:&quot;29&quot;,&quot;issue&quot;:&quot;2&quot;,&quot;source&quot;:&quot;oss.sagepub.com&quot;,&quot;abstract&quot;:&quot;More so than other types of social actors, the professions in modern society have assumed leading roles in the creation and tending of institutions. They are the preeminent institutional agents of our time. Different professions work in various ways: some attempt to create general cultural-cognitive frameworks; others to devise normative prescriptions to guide behavior; and still others to exercise coercive authority. Also, individual professionals assume varying roles within their professional community: some concentrate on devising and testing general principles, others transport these ideas to varying communities; and still others work to apply the principles to individual cases. Professions themselves adhere to an institutional model, but this model has undergone important changes over time.&quot;,&quot;DOI&quot;:&quot;10.1177/0170840607088151&quot;,&quot;ISSN&quot;:&quot;0170-8406, 1741-3044&quot;,&quot;shortTitle&quot;:&quot;Lords of the Dance&quot;,&quot;journalAbbreviation&quot;:&quot;Organization Studies&quot;,&quot;language&quot;:&quot;en&quot;,&quot;author&quot;:[{&quot;family&quot;:&quot;Scott&quot;,&quot;given&quot;:&quot;W. Richard&quot;}],&quot;issued&quot;:{&quot;date-parts&quot;:[[&quot;2008&quot;,2,1]]},&quot;accessed&quot;:{&quot;date-parts&quot;:[[&quot;2015&quot;,4,28]]}}}],&quot;schema&quot;:&quot;https://github.com/citation-style-language/schema/raw/master/csl-citation.json&quot;} RNDq61WBC5G09"/></text:p>
      <text:p text:style-name="P1"><text:reference-mark-start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Shekelle, Lim, Mattke, &amp; Damberg, 2008)<text:reference-mark-end text:name="ZOTERO_ITEM CSL_CITATION {&quot;citationID&quot;:&quot;wWj6a7Wf&quot;,&quot;properties&quot;:{&quot;formattedCitation&quot;:&quot;(Shekelle, Lim, Mattke, &amp; Damberg, 2008)&quot;,&quot;plainCitation&quot;:&quot;(Shekelle, Lim, Mattke, &amp; Damberg, 2008)&quot;},&quot;citationItems&quot;:[{&quot;id&quot;:132,&quot;uris&quot;:[&quot;http://zotero.org/users/local/lElUUWpz/items/UKREM6S6&quot;],&quot;uri&quot;:[&quot;http://zotero.org/users/local/lElUUWpz/items/UKREM6S6&quot;],&quot;itemData&quot;:{&quot;id&quot;:132,&quot;type&quot;:&quot;book&quot;,&quot;title&quot;:&quot;Does public release of performance results improve quality of care? A systematic review&quot;,&quot;publisher&quot;:&quot;Health Foundation&quot;,&quot;publisher-place&quot;:&quot;London&quot;,&quot;event-place&quot;:&quot;London&quot;,&quot;abstract&quot;:&quot;The latest QQUIP report summarises the evidence related to public reporting and its effect on quality improvement.&quot;,&quot;URL&quot;:&quot;http://www.health.org.uk/publications/does-public-release-of-performance-results-improve-quality-of-care/&quot;,&quot;author&quot;:[{&quot;family&quot;:&quot;Shekelle&quot;,&quot;given&quot;:&quot;Paul G.&quot;},{&quot;family&quot;:&quot;Lim&quot;,&quot;given&quot;:&quot;Yee-Wei&quot;},{&quot;family&quot;:&quot;Mattke&quot;,&quot;given&quot;:&quot;Soeren&quot;},{&quot;family&quot;:&quot;Damberg&quot;,&quot;given&quot;:&quot;Cheryl&quot;}],&quot;issued&quot;:{&quot;date-parts&quot;:[[&quot;2008&quot;]]},&quot;accessed&quot;:{&quot;date-parts&quot;:[[&quot;2015&quot;,4,28]]}}}],&quot;schema&quot;:&quot;https://github.com/citation-style-language/schema/raw/master/csl-citation.json&quot;} RNDDDpCYVkiwJ"/></text:p>
      <text:p text:style-name="P1"><text:reference-mark-start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immermans &amp; Oh, 2010)<text:reference-mark-end text:name="ZOTERO_ITEM CSL_CITATION {&quot;citationID&quot;:&quot;1s1hecicmp&quot;,&quot;properties&quot;:{&quot;formattedCitation&quot;:&quot;(Timmermans &amp; Oh, 2010)&quot;,&quot;plainCitation&quot;:&quot;(Timmermans &amp; Oh, 2010)&quot;},&quot;citationItems&quot;:[{&quot;id&quot;:134,&quot;uris&quot;:[&quot;http://zotero.org/users/local/lElUUWpz/items/MUX7VEM3&quot;],&quot;uri&quot;:[&quot;http://zotero.org/users/local/lElUUWpz/items/MUX7VEM3&quot;],&quot;itemData&quot;:{&quot;id&quot;:134,&quot;type&quot;:&quot;article-journal&quot;,&quot;title&quot;:&quot;The Continued Social Transformation of the Medical Profession&quot;,&quot;container-title&quot;:&quot;Journal of Health and Social Behavior&quot;,&quot;page&quot;:&quot;S94-S106&quot;,&quot;volume&quot;:&quot;51&quot;,&quot;issue&quot;:&quot;1 suppl&quot;,&quot;source&quot;:&quot;hsb.sagepub.com&quot;,&quot;abstract&quot;:&quot;A pressing concern in contemporary health policy is whether the medical profession’s mandate to take care of clients has been undermined by the influx of money into health care. We examine the medical profession’s transformation over the past decades. First, we review how sociologists have viewed the medical profession over the past half-century as one stakeholder among other stakeholders vying for market share and power in the health care field. We then examine three recent challenges to the profession that exemplify the tension between self-interest and collective altruism to act in the best interest of patients: (1) the rise of patient consumerism, (2) the advent of evidence-based medicine, and (3) the increasing power of the pharmaceutical industry. We show the resilience of the medical profession as it adapts and transforms in response to these challenges. We conclude with implications to help inform policy makers’ assessments of how the medical profession will react to policy initiatives.&quot;,&quot;DOI&quot;:&quot;10.1177/0022146510383500&quot;,&quot;ISSN&quot;:&quot;0022-1465, 2150-6000&quot;,&quot;note&quot;:&quot;PMID: 20943586&quot;,&quot;journalAbbreviation&quot;:&quot;Journal of Health and Social Behavior&quot;,&quot;language&quot;:&quot;en&quot;,&quot;author&quot;:[{&quot;family&quot;:&quot;Timmermans&quot;,&quot;given&quot;:&quot;Stefan&quot;},{&quot;family&quot;:&quot;Oh&quot;,&quot;given&quot;:&quot;Hyeyoung&quot;}],&quot;issued&quot;:{&quot;date-parts&quot;:[[&quot;2010&quot;,11,1]]},&quot;accessed&quot;:{&quot;date-parts&quot;:[[&quot;2015&quot;,4,28]]},&quot;PMID&quot;:&quot;20943586&quot;}}],&quot;schema&quot;:&quot;https://github.com/citation-style-language/schema/raw/master/csl-citation.json&quot;} RNDHwkcM0VA7S"/></text:p>
      <text:p text:style-name="P1"><text:reference-mark-start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ownley, 1994)<text:reference-mark-end text:name="ZOTERO_ITEM CSL_CITATION {&quot;citationID&quot;:&quot;PKKUKlql&quot;,&quot;properties&quot;:{&quot;formattedCitation&quot;:&quot;(Townley, 1994)&quot;,&quot;plainCitation&quot;:&quot;(Townley, 1994)&quot;},&quot;citationItems&quot;:[{&quot;id&quot;:138,&quot;uris&quot;:[&quot;http://zotero.org/users/local/lElUUWpz/items/FPAP6SZB&quot;],&quot;uri&quot;:[&quot;http://zotero.org/users/local/lElUUWpz/items/FPAP6SZB&quot;],&quot;itemData&quot;:{&quot;id&quot;:138,&quot;type&quot;:&quot;book&quot;,&quot;title&quot;:&quot;Reframing human resource management: power, ethics and the subject at work.&quot;,&quot;publisher&quot;:&quot;Sage&quot;,&quot;publisher-place&quot;:&quot;London&quot;,&quot;event-place&quot;:&quot;London&quot;,&quot;author&quot;:[{&quot;family&quot;:&quot;Townley&quot;,&quot;given&quot;:&quot;B.&quot;}],&quot;issued&quot;:{&quot;date-parts&quot;:[[&quot;1994&quot;]]}}}],&quot;schema&quot;:&quot;https://github.com/citation-style-language/schema/raw/master/csl-citation.json&quot;} RNDFpJrm3TY1U"/></text:p>
      <text:p text:style-name="P1"><text:reference-mark-start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soukas, 1997)<text:reference-mark-end text:name="ZOTERO_ITEM CSL_CITATION {&quot;citationID&quot;:&quot;469une3lb&quot;,&quot;properties&quot;:{&quot;formattedCitation&quot;:&quot;(Tsoukas, 1997)&quot;,&quot;plainCitation&quot;:&quot;(Tsoukas, 1997)&quot;},&quot;citationItems&quot;:[{&quot;id&quot;:139,&quot;uris&quot;:[&quot;http://zotero.org/users/local/lElUUWpz/items/BJGZ9NKN&quot;],&quot;uri&quot;:[&quot;http://zotero.org/users/local/lElUUWpz/items/BJGZ9NKN&quot;],&quot;itemData&quot;:{&quot;id&quot;:139,&quot;type&quot;:&quot;article-journal&quot;,&quot;title&quot;:&quot;The tyranny of light: The temptations and the paradoxes of the information society&quot;,&quot;container-title&quot;:&quot;Futures&quot;,&quot;page&quot;:&quot;827-843&quot;,&quot;volume&quot;:&quot;29&quot;,&quot;issue&quot;:&quot;9&quot;,&quot;source&quot;:&quot;ScienceDirect&quot;,&quot;abstract&quot;:&quot;A distinguishing feature of late modern societies is the significant extent to which they are dependent on knowledge for their functioning. Contrary to how knowledge was viewed in pre-modern societies, knowledge now tends to be understood as information, that is as consisting of objectified, commodified, abstract, decontextualized representations. The overabundance of information in late modernity makes the information society full of temptations. It tempts us into thinking that knowledge-as-information is objective and exists independently of human beings; that everything can be reduced into information; and that generating ever more amounts of information will increase the transparency of society and, thus, lead to the rational management of social problems. However, as argued in this paper, the information society is riddled with paradoxes that prevent it from satisfying the temptations it creates. More information may lead to less understanding; more information may undermine trust; and more information may make society less rationally governable. These claims are illustrated with examples from the UK and the USA.&quot;,&quot;DOI&quot;:&quot;10.1016/S0016-3287(97)00035-9&quot;,&quot;ISSN&quot;:&quot;0016-3287&quot;,&quot;shortTitle&quot;:&quot;The tyranny of light&quot;,&quot;journalAbbreviation&quot;:&quot;Futures&quot;,&quot;author&quot;:[{&quot;family&quot;:&quot;Tsoukas&quot;,&quot;given&quot;:&quot;Haridimos&quot;}],&quot;issued&quot;:{&quot;date-parts&quot;:[[&quot;1997&quot;,11]]},&quot;accessed&quot;:{&quot;date-parts&quot;:[[&quot;2015&quot;,4,28]]}}}],&quot;schema&quot;:&quot;https://github.com/citation-style-language/schema/raw/master/csl-citation.json&quot;} RNDsdmkA8KHWB"/></text:p>
      <text:p text:style-name="P1"><text:reference-mark-start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Waring &amp; Currie, 2009)<text:reference-mark-end text:name="ZOTERO_ITEM CSL_CITATION {&quot;citationID&quot;:&quot;5aorpi83t&quot;,&quot;properties&quot;:{&quot;formattedCitation&quot;:&quot;(Waring &amp; Currie, 2009)&quot;,&quot;plainCitation&quot;:&quot;(Waring &amp; Currie, 2009)&quot;},&quot;citationItems&quot;:[{&quot;id&quot;:142,&quot;uris&quot;:[&quot;http://zotero.org/users/local/lElUUWpz/items/8DTH6CUT&quot;],&quot;uri&quot;:[&quot;http://zotero.org/users/local/lElUUWpz/items/8DTH6CUT&quot;],&quot;itemData&quot;:{&quot;id&quot;:142,&quot;type&quot;:&quot;article-journal&quot;,&quot;title&quot;:&quot;Managing Expert Knowledge: Organizational Challenges and Managerial Futures for the UK Medical Profession&quot;,&quot;container-title&quot;:&quot;Organization Studies&quot;,&quot;page&quot;:&quot;755-778&quot;,&quot;volume&quot;:&quot;30&quot;,&quot;issue&quot;:&quot;7&quot;,&quot;source&quot;:&quot;oss.sagepub.com&quot;,&quot;abstract&quot;:&quot;The blurring of managerial and professional jurisdictions remains a significant area of organizational research. This process is often described as involving `re-stratification', the drawing of professional elites into bureaucratic roles; or `bureaucratization', the standardization of work operating procedures. We examine these processes further through considering how professional work is reordered through the application of knowledge management techniques, focusing in particular on the management of knowledge around clinical risk. We suggest attempts by hospital risk managers to manage medical knowledge towards organizational learning represent a significant challenge to clinical freedom, given the centrality of expert knowledge to professional autonomy. In considering this challenge, we are attentive to the idea that change occurs not through the top-down challenge of management, nor the bottom-up resistance of professionals, but through the dynamic mediation of these influences within a wider institutional context. Accordingly, we find that doctors respond to change through a number of situated responses that limit management control over knowledge and reinforce claims to medical autonomy. In extending professional jurisdiction for the management of knowledge, we show how professionals such as doctors can themselves become managerialized as they seek to stave off managerial encroachment. Rather than seeing professionals as being drawn into management roles or bureaucratic ways of working, we suggest that managerial techniques and jurisdictions are also strategically drawn into professional practice and identity.&quot;,&quot;DOI&quot;:&quot;10.1177/0170840609104819&quot;,&quot;ISSN&quot;:&quot;0170-8406, 1741-3044&quot;,&quot;shortTitle&quot;:&quot;Managing Expert Knowledge&quot;,&quot;journalAbbreviation&quot;:&quot;Organization Studies&quot;,&quot;language&quot;:&quot;en&quot;,&quot;author&quot;:[{&quot;family&quot;:&quot;Waring&quot;,&quot;given&quot;:&quot;Justin&quot;},{&quot;family&quot;:&quot;Currie&quot;,&quot;given&quot;:&quot;Graeme&quot;}],&quot;issued&quot;:{&quot;date-parts&quot;:[[&quot;2009&quot;,7,1]]},&quot;accessed&quot;:{&quot;date-parts&quot;:[[&quot;2015&quot;,4,28]]}}}],&quot;schema&quot;:&quot;https://github.com/citation-style-language/schema/raw/master/csl-citation.json&quot;} RNDYXgMTSgbDK"/></text:p>
      <text:p text:style-name="P1"><text:reference-mark-start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Weeden, 2002)<text:reference-mark-end text:name="ZOTERO_ITEM CSL_CITATION {&quot;citationID&quot;:&quot;220ih7fkgq&quot;,&quot;properties&quot;:{&quot;formattedCitation&quot;:&quot;(Weeden, 2002)&quot;,&quot;plainCitation&quot;:&quot;(Weeden, 2002)&quot;},&quot;citationItems&quot;:[{&quot;id&quot;:145,&quot;uris&quot;:[&quot;http://zotero.org/users/local/lElUUWpz/items/PEE7TFI3&quot;],&quot;uri&quot;:[&quot;http://zotero.org/users/local/lElUUWpz/items/PEE7TFI3&quot;],&quot;itemData&quot;:{&quot;id&quot;:145,&quot;type&quot;:&quot;article-journal&quot;,&quot;title&quot;:&quot;Why Do Some Occupations Pay More than Others? Social Closure and Earnings Inequality in the United States&quot;,&quot;container-title&quot;:&quot;American Journal of Sociology&quot;,&quot;page&quot;:&quot;55-101&quot;,&quot;volume&quot;:&quot;108&quot;,&quot;issue&quot;:&quot;1&quot;,&quot;source&quot;:&quot;JSTOR&quot;,&quot;abstract&quot;:&quot;This article elaborates and evaluates the neo‐Weberian notion of social closure to investigate positional inequality in the United States. It argues that social and legal barriers around occupations raise the rewards of their members by restricting the labor supply, enhancing diffuse demand, channeling demand, or signaling a particular quality of service. Hypotheses derived from the closure perspective are evaluated using new data that map five institutionalized closure devices—licensing, educational credentialing, voluntary certification, association representation, and unionization—onto 488 occupations. Results from multilevel models demonstrate that closure practices, particularly those that generate tangible restrictions on the labor supply, shape the contemporary structure of occupational earnings. Returns to these strategies vary across occupations but are not tightly linked to the complexity of the occupation's knowledge base. If suitably elaborated, closure theory thus offers a promising complement to individualistic explanations of earnings inequality.&quot;,&quot;DOI&quot;:&quot;10.1086/344121&quot;,&quot;ISSN&quot;:&quot;0002-9602&quot;,&quot;shortTitle&quot;:&quot;Why Do Some Occupations Pay More than Others?&quot;,&quot;journalAbbreviation&quot;:&quot;American Journal of Sociology&quot;,&quot;author&quot;:[{&quot;family&quot;:&quot;Weeden&quot;,&quot;given&quot;:&quot;Kim A.&quot;}],&quot;issued&quot;:{&quot;date-parts&quot;:[[&quot;2002&quot;,7,1]]},&quot;accessed&quot;:{&quot;date-parts&quot;:[[&quot;2015&quot;,4,28]]}}}],&quot;schema&quot;:&quot;https://github.com/citation-style-language/schema/raw/master/csl-citation.json&quot;} RNDDEgam2omvL"/></text:p>
      <text:p text:style-name="P6"><text:reference-mark-start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Zuboff, 1988)<text:reference-mark-end text:name="ZOTERO_ITEM CSL_CITATION {&quot;citationID&quot;:&quot;18hmlof0qk&quot;,&quot;properties&quot;:{&quot;formattedCitation&quot;:&quot;(Zuboff, 1988)&quot;,&quot;plainCitation&quot;:&quot;(Zuboff, 1988)&quot;},&quot;citationItems&quot;:[{&quot;id&quot;:147,&quot;uris&quot;:[&quot;http://zotero.org/users/local/lElUUWpz/items/QVGWAS6T&quot;],&quot;uri&quot;:[&quot;http://zotero.org/users/local/lElUUWpz/items/QVGWAS6T&quot;],&quot;itemData&quot;:{&quot;id&quot;:147,&quot;type&quot;:&quot;book&quot;,&quot;title&quot;:&quot;In the age of the smart machine: The future of work and power.&quot;,&quot;publisher&quot;:&quot;Basic Books&quot;,&quot;publisher-place&quot;:&quot;Chicago&quot;,&quot;event-place&quot;:&quot;Chicago&quot;,&quot;author&quot;:[{&quot;family&quot;:&quot;Zuboff&quot;,&quot;given&quot;:&quot;S.&quot;}],&quot;issued&quot;:{&quot;date-parts&quot;:[[&quot;1988&quot;]]}}}],&quot;schema&quot;:&quot;https://github.com/citation-style-language/schema/raw/master/csl-citation.json&quot;} RNDFXREnqeeYX"/></text:p>
      <text:h text:style-name="P11" text:outline-level="3">The gaze</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Controlling the medical profession? Two empirical examples</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oft-page-break/><text:span text:style-name="T6">M</text:span><text:span text:style-name="T4">edical performance</text:span></text:h>
      <text:p text:style-name="P7">Lorem ipsum dolor sit amet. Lorem ipsum dolor sit amet. Lorem ipsum dolor sit amet. Lorem ipsum dolor sit amet. Lorem ipsum dolor sit amet. Lorem ipsum dolor sit amet. Lorem ipsum dolor sit amet. Lorem ipsum dolor sit amet. </text:p>
      <text:h text:style-name="P11" text:outline-level="3">Financial incentives to medical pay</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The cage and the gaze: a re-interpretation of medical control</text:h>
      <text:p text:style-name="P7">Lorem ipsum dolor sit amet. Lorem ipsum dolor sit amet. Lorem ipsum dolor sit amet. Lorem ipsum dolor sit amet. Lorem ipsum dolor sit amet. Lorem ipsum dolor sit amet. Lorem ipsum dolor sit amet. Lorem ipsum dolor sit amet. </text:p>
      <text:h text:style-name="P11" text:outline-level="3">Re-interpreting the cage</text:h>
      <text:p text:style-name="P7">Lorem ipsum dolor sit amet. Lorem ipsum dolor sit amet. Lorem ipsum dolor sit amet. Lorem ipsum dolor sit amet. Lorem ipsum dolor sit amet. Lorem ipsum dolor sit amet. Lorem ipsum dolor sit amet. Lorem ipsum dolor sit amet. </text:p>
      <text:h text:style-name="P3" text:outline-level="3"><text:span text:style-name="T4">Re-interpreting the </text:span><text:span text:style-name="T6">gaze</text:span></text:h>
      <text:p text:style-name="P7">Lorem ipsum dolor sit amet. Lorem ipsum dolor sit amet. Lorem ipsum dolor sit amet. Lorem ipsum dolor sit amet. Lorem ipsum dolor sit amet. Lorem ipsum dolor sit amet. Lorem ipsum dolor sit amet. Lorem ipsum dolor sit amet. </text:p>
      <text:h text:style-name="H3" text:outline-level="3"><text:span text:style-name="T6">C</text:span><text:span text:style-name="T4">age and gaze re-visited</text:span></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Conclusions</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Acknowledgements</text:h>
      <text:p text:style-name="P7">Lorem ipsum dolor sit amet. Lorem ipsum dolor sit amet. Lorem ipsum dolor sit amet. Lorem ipsum dolor sit amet. Lorem ipsum dolor sit amet. Lorem ipsum dolor sit amet. Lorem ipsum dolor sit amet. Lorem ipsum dolor sit amet. </text:p>
      <text:h text:style-name="P10" text:outline-level="2">References</text:h>
      <text:section text:style-name="Sect1" text:name="ZOTERO_BIBL {&quot;custom&quot;:[]} CSL_BIBLIOGRAPHY RNDn63hLemmmG">
        <text:p text:style-name="Bibliography_20_1"><text:span text:style-name="T3">Amy, R., Bolton, L., Glennie, J., Thompson, S., Turner, N., Walker, I., &amp; Williamson, D. (2013). </text:span><text:span text:style-name="T1">Review Body on Doctors’ and Dentists’ Remuneration. Forty-First Report 2013</text:span><text:span text:style-name="T2">. London: DDRB. Retrieved from </text:span><text:soft-page-break/><text:span text:style-name="T2">https://www.gov.uk/government/uploads/system/uploads/attachment_data/file/226732/DDRB_41st_report_2013_Cm_8577_Accessible.pdf</text:span></text:p>
        <text:p text:style-name="Bibliography_20_1"><text:span text:style-name="T2">Armstrong, D. (2002). </text:span><text:span text:style-name="T1">A New History of Identity</text:span><text:span text:style-name="T2">. Basingstroke: Palgrave. Retrieved from http://dx.doi.org/10.1057/9781403907028</text:span></text:p>
        <text:p text:style-name="Bibliography_20_1"><text:span text:style-name="T2">Bates, D. W., &amp; Gawande, A. A. (2000). The impact of the Internet on quality measurement. </text:span><text:span text:style-name="T1">Health Affairs</text:span><text:span text:style-name="T2">, </text:span><text:span text:style-name="T1">19</text:span><text:span text:style-name="T2">(6), 104–114. http://doi.org/10.1377/hlthaff.19.6.104</text:span></text:p>
        <text:p text:style-name="Bibliography_20_1"><text:span text:style-name="T2">Bevan, G., &amp; Hood, C. (2006). What’s Measured Is What Matters: Targets and Gaming in the English Public Health Care System. </text:span><text:span text:style-name="T1">Public Administration</text:span><text:span text:style-name="T2">, </text:span><text:span text:style-name="T1">84</text:span><text:span text:style-name="T2">(3), 517–538. http://doi.org/10.1111/j.1467-9299.2006.00600.x</text:span></text:p>
        <text:p text:style-name="Bibliography_20_1"><text:span text:style-name="T2">Bevan, G., &amp; Wilson, D. (2013). Does “naming and shaming” work for schools and hospitals? Lessons from natural experiments following devolution in England and Wales. </text:span><text:span text:style-name="T1">Public Money &amp; Management</text:span><text:span text:style-name="T2">, </text:span><text:span text:style-name="T1">33</text:span><text:span text:style-name="T2">(4), 245–252. http://doi.org/10.1080/09540962.2013.799801</text:span></text:p>
        <text:p text:style-name="Bibliography_20_1"><text:span text:style-name="T2">Causer, G., &amp; Exworthy, M. (1999). Professionals as managers across the publicsector. In M. Exworthy &amp; S. Halford (Eds.), </text:span><text:span text:style-name="T1">Professionals and the new managerialism in the public sector.</text:span><text:span text:style-name="T2"> (pp. 83–101). Buckingham: Open University Press.</text:span></text:p>
        <text:p text:style-name="Bibliography_20_1"><text:span text:style-name="T2">Courpasson, D. (2000). Managerial Strategies of Domination. Power in Soft Bureaucracies. </text:span><text:span text:style-name="T1">Organization Studies</text:span><text:span text:style-name="T2">, </text:span><text:span text:style-name="T1">21</text:span><text:span text:style-name="T2">(1), 141–161. http://doi.org/10.1177/0170840600211001</text:span></text:p>
        <text:p text:style-name="Bibliography_20_1"><text:span text:style-name="T2">Dixon-Woods, M., Yeung, K., &amp; Bosk, C. L. (2011). Why is UK medicine no longer a self-regulating profession? The role of scandals involving “bad apple” doctors. </text:span><text:span text:style-name="T1">Social Science &amp; Medicine</text:span><text:span text:style-name="T2">, </text:span><text:span text:style-name="T1">73</text:span><text:span text:style-name="T2">(10), 1452–1459. http://doi.org/10.1016/j.socscimed.2011.08.031</text:span></text:p>
        <text:p text:style-name="Bibliography_20_1"><text:span text:style-name="T2">Elston, M. A. (2009). Remaking a trustworthy medical profession in the twenty-first century? In J. Gabe &amp; M. Calnan (Eds.), </text:span><text:span text:style-name="T1">The new sociology of the health service.</text:span><text:span text:style-name="T2"> (pp. 17–36). London: Routledge.</text:span></text:p>
        <text:p text:style-name="Bibliography_20_1"><text:span text:style-name="T2">Espeland, W. N., &amp; Sauder, M. (2007). Rankings and Reactivity: How Public Measures Recreate Social Worlds. </text:span><text:span text:style-name="T1">American Journal of Sociology</text:span><text:span text:style-name="T2">, </text:span><text:span text:style-name="T1">113</text:span><text:span text:style-name="T2">(1), 1–40. http://doi.org/10.1086/517897</text:span></text:p>
        <text:p text:style-name="Bibliography_20_1"><text:span text:style-name="T2">Exworthy, M. (2010). Performance management in the English NHS: potential, pitfalls, and prospects. </text:span><text:span text:style-name="T1">Eurohealth</text:span><text:span text:style-name="T2">, </text:span><text:span text:style-name="T1">16</text:span><text:span text:style-name="T2">(3), 16–19.</text:span></text:p>
        <text:p text:style-name="Bibliography_20_1"><text:span text:style-name="T2">Exworthy, M., &amp; Halford, S. (Eds.). (1998). </text:span><text:span text:style-name="T1">Professionals and the new managerialism in the public sector</text:span><text:span text:style-name="T2">. Buckingham: Open University Press.</text:span></text:p>
        <text:p text:style-name="Bibliography_20_1"><text:span text:style-name="T2">Exworthy, M., Powell, M., &amp; Mohan, J. (1999). Markets, Bureaucracy and Public Management: The NHS: Quasi-market, Quasi-hierarchy and Quasi-network? </text:span><text:span text:style-name="T1">Public Money &amp; Management</text:span><text:span text:style-name="T2">, </text:span><text:span text:style-name="T1">19</text:span><text:span text:style-name="T2">(4), 15–22. http://doi.org/10.1111/1467-9302.00184</text:span></text:p>
        <text:p text:style-name="Bibliography_20_1"><text:soft-page-break/><text:span text:style-name="T2">Exworthy, M., Wilkinson, E. K., McColl, A., Moore, M., Roderick, P., Smith, H., &amp; Gabbay, J. (2003). The role of performance indicators in changing the autonomy of the general practice profession in the UK. </text:span><text:span text:style-name="T1">Social Science &amp; Medicine</text:span><text:span text:style-name="T2">, </text:span><text:span text:style-name="T1">56</text:span><text:span text:style-name="T2">(7), 1493–1504. http://doi.org/10.1016/S0277-9536(02)00151-X</text:span></text:p>
        <text:p text:style-name="Bibliography_20_1"><text:span text:style-name="T2">Farrell, C., &amp; Morris, J. (2003). The `Neo-Bureaucratic’ State: Professionals, Managers and Professional Managers in Schools, General Practices and Social Work. </text:span><text:span text:style-name="T1">Organization</text:span><text:span text:style-name="T2">, </text:span><text:span text:style-name="T1">10</text:span><text:span text:style-name="T2">(1), 129–156. http://doi.org/10.1177/1350508403010001380</text:span></text:p>
        <text:p text:style-name="Bibliography_20_1"><text:span text:style-name="T2">Ferlie, E., Lynn, L., &amp; Pollitt, C. (Eds.). (2005). </text:span><text:span text:style-name="T1">The Oxford Handbook of Public Management</text:span><text:span text:style-name="T2">. Oxford: Oxford University Press.</text:span></text:p>
        <text:p text:style-name="Bibliography_20_1"><text:span text:style-name="T2">Foucault, M. (1979). </text:span><text:span text:style-name="T1">Discipline and punish: the birth of the prison.</text:span><text:span text:style-name="T2"> Harmondsworth: Penguin.</text:span></text:p>
        <text:p text:style-name="Bibliography_20_1"><text:span text:style-name="T2">Fournier, V. (1999). The Appeal to “Professionalism” as a Disciplinary Mechanism. </text:span><text:span text:style-name="T1">The Sociological Review</text:span><text:span text:style-name="T2">, </text:span><text:span text:style-name="T1">47</text:span><text:span text:style-name="T2">(2), 280–307. http://doi.org/10.1111/1467-954X.00173</text:span></text:p>
        <text:p text:style-name="Bibliography_20_1"><text:span text:style-name="T2">Freidson, E. (1970). </text:span><text:span text:style-name="T1">Professional Dominance: The Social Structure of Medical Care</text:span><text:span text:style-name="T2">. Chicago: University of Chicago Press.</text:span></text:p>
        <text:p text:style-name="Bibliography_20_1"><text:span text:style-name="T2">Freidson, E. (1994). </text:span><text:span text:style-name="T1">Professionalism Reborn: Theory, Prophecy, and Policy</text:span><text:span text:style-name="T2">. Chicago: University of Chicago Press.</text:span></text:p>
        <text:p text:style-name="Bibliography_20_1"><text:span text:style-name="T2">Frey, B. S. (1997). </text:span><text:span text:style-name="T1">Not just for the money: an economic theory of personal motivation.</text:span><text:span text:style-name="T2"> Cheltenham, UK: Edward Elgar Publishing.</text:span></text:p>
        <text:p text:style-name="Bibliography_20_1"><text:span text:style-name="T2">Frey, B. S., &amp; Neckermann, S. (2009). Awards: a view from economics. In G. Brennan &amp; G. Eusepi (Eds.), </text:span><text:span text:style-name="T1">The Economics of Ethics and the Ethics of Economics: Values, Markets and the State</text:span><text:span text:style-name="T2">. Cheltenham: Edward Elgar Publishing.</text:span></text:p>
        <text:p text:style-name="Bibliography_20_1"><text:span text:style-name="T2">Gabe, J., Exworthy, M., Jones, I. R., &amp; Smith, G. (2012). Towards a Sociology of Disclosure: The Case of Surgical Performance. </text:span><text:span text:style-name="T1">Sociology Compass</text:span><text:span text:style-name="T2">, </text:span><text:span text:style-name="T1">6</text:span><text:span text:style-name="T2">(11), 908–922. http://doi.org/10.1111/j.1751-9020.2012.00490.x</text:span></text:p>
        <text:p text:style-name="Bibliography_20_1"><text:span text:style-name="T2">Greener, I., Exworthy, M., Peckham, S., &amp; Powell, M. (2009). Has Labour decentralised the NHS? Terminological obfuscation and analytical confusion. </text:span><text:span text:style-name="T1">Policy Studies</text:span><text:span text:style-name="T2">, </text:span><text:span text:style-name="T1">30</text:span><text:span text:style-name="T2">(4), 439–454. http://doi.org/10.1080/01442870902899905</text:span></text:p>
        <text:p text:style-name="Bibliography_20_1"><text:span text:style-name="T2">Harrison, S. (1998a). Clinical autonomy and health policy: past and futures. In M. Exworthy &amp; S. Halford (Eds.), </text:span><text:span text:style-name="T1">Professionals and the new managerialism in the public sector</text:span><text:span text:style-name="T2"> (pp. 50–64). Buckingham: Open University Press.</text:span></text:p>
        <text:p text:style-name="Bibliography_20_1"><text:span text:style-name="T2">Harrison, S. (1998b). The politics of evidence-based medicine in the United Kingdom. </text:span><text:span text:style-name="T1">Policy &amp; Politics</text:span><text:span text:style-name="T2">, </text:span><text:span text:style-name="T1">26</text:span><text:span text:style-name="T2">(1), 15–31. http://doi.org/10.1332/030557398782018293</text:span></text:p>
        <text:p text:style-name="P8"><text:soft-page-break/>Health and Social Care Information Centre. (2014, June 24). NHS Staff Earnings Estimates to March 2014 - Provisional statistics [standard]. Retrieved April 28, 2015, from http://www.hscic.gov.uk/searchcatalogue?productid=14897&amp;q=staff&amp;sort=Relevance&amp;size=10&amp;page=1#top</text:p>
        <text:p text:style-name="Bibliography_20_1"><text:span text:style-name="T2">Hood, C. (2007). What happens when transparency meets blame-avoidance? </text:span><text:span text:style-name="T1">Public Management Review</text:span><text:span text:style-name="T2">, </text:span><text:span text:style-name="T1">9</text:span><text:span text:style-name="T2">(2), 191–210. http://doi.org/10.1080/14719030701340275</text:span></text:p>
        <text:p text:style-name="Bibliography_20_1"><text:span text:style-name="T2">Iedema, R. A. M., Jorm, C., Long, D., Braithwaite, J., Travaglia, J., &amp; Westbrook, M. (2006). Turning the medical gaze in upon itself: Root cause analysis and the investigation of clinical error. </text:span><text:span text:style-name="T1">Social Science &amp; Medicine</text:span><text:span text:style-name="T2">, </text:span><text:span text:style-name="T1">62</text:span><text:span text:style-name="T2">(7), 1605–1615. http://doi.org/10.1016/j.socscimed.2005.08.049</text:span></text:p>
        <text:p text:style-name="Bibliography_20_1"><text:span text:style-name="T2">Katz, P. (1998). </text:span><text:span text:style-name="T1">The scalpel’s edge: the culture of surgeons.</text:span><text:span text:style-name="T2"> Boston, MA: Allyn and Bacon.</text:span></text:p>
        <text:p text:style-name="Bibliography_20_1"><text:span text:style-name="T2">Kitchener, M., Caronna, C. A., &amp; Shortell, S. M. (2005). From the doctor’s workshop to the iron cage? Evolving modes of physician control in US health systems. </text:span><text:span text:style-name="T1">Social Science &amp; Medicine</text:span><text:span text:style-name="T2">, </text:span><text:span text:style-name="T1">60</text:span><text:span text:style-name="T2">(6), 1311–1322. http://doi.org/10.1016/j.socscimed.2004.07.008</text:span></text:p>
        <text:p text:style-name="Bibliography_20_1"><text:span text:style-name="T2">Klein, R. (1990). The state and the profession: the politics of the double bed. </text:span><text:span text:style-name="T1">BMJ</text:span><text:span text:style-name="T2">, </text:span><text:span text:style-name="T1">301</text:span><text:span text:style-name="T2">(6754), 700–702. http://doi.org/10.1136/bmj.301.6754.700</text:span></text:p>
        <text:p text:style-name="Bibliography_20_1"><text:span text:style-name="T2">Lash, S., &amp; Urry, J. (1987). </text:span><text:span text:style-name="T1">The End of Organized Capitalism</text:span><text:span text:style-name="T2">. Madison, Wis: University of Wisconsin Press.</text:span></text:p>
        <text:p text:style-name="Bibliography_20_1"><text:span text:style-name="T2">Levay, C., &amp; Waks, C. (2009). Professions and the Pursuit of Transparency in Healthcare: Two Cases of Soft Autonomy. </text:span><text:span text:style-name="T1">Organization Studies</text:span><text:span text:style-name="T2">, </text:span><text:span text:style-name="T1">30</text:span><text:span text:style-name="T2">(5), 509–527. http://doi.org/10.1177/0170840609104396</text:span></text:p>
        <text:p text:style-name="Bibliography_20_1"><text:span text:style-name="T2">Lyon, D. (1993). An electronic panopticon? A sociological critique of surveillance theory. </text:span><text:span text:style-name="T1">The Sociological Review</text:span><text:span text:style-name="T2">, </text:span><text:span text:style-name="T1">41</text:span><text:span text:style-name="T2">(4), 653–678. http://doi.org/10.1111/j.1467-954X.1993.tb00896.x</text:span></text:p>
        <text:p text:style-name="Bibliography_20_1"><text:span text:style-name="T2">Macfarlane, F., Exworthy, M., Wilmott, M., &amp; Greenhalgh, T. (2011). Plus ça change, plus c’est la même chose: senior NHS managers’ narratives of restructuring. </text:span><text:span text:style-name="T1">Sociology of Health &amp; Illness</text:span><text:span text:style-name="T2">, </text:span><text:span text:style-name="T1">33</text:span><text:span text:style-name="T2">(6), 914–929. http://doi.org/10.1111/j.1467-9566.2011.01338.x</text:span></text:p>
        <text:p text:style-name="Bibliography_20_1"><text:span text:style-name="T2">McDonald, R., Harrison, S., Checkland, K., Campbell, S. M., &amp; Roland, M. (2007). Impact of financial incentives on clinical autonomy and internal motivation in primary care: ethnographic study. </text:span><text:span text:style-name="T1">BMJ</text:span><text:span text:style-name="T2">, </text:span><text:span text:style-name="T1">334</text:span><text:span text:style-name="T2">(7608), 1357. http://doi.org/10.1136/bmj.39238.890810.BE</text:span></text:p>
        <text:p text:style-name="Bibliography_20_1"><text:span text:style-name="T2">McDonald, R., Waring, J., Harrison, S., Walshe, K., &amp; Boaden, R. (2005). Rules and guidelines in clinical practice: a qualitative study in operating theatres of doctors’ and nurses’ views. </text:span><text:span text:style-name="T1">Quality and Safety in Health Care</text:span><text:span text:style-name="T2">, </text:span><text:span text:style-name="T1">14</text:span><text:span text:style-name="T2">(4), 290–294. http://doi.org/10.1136/qshc.2005.013912</text:span></text:p>
        <text:p text:style-name="Bibliography_20_1"><text:span text:style-name="T2">Mcgivern, G., Currie, G., Ferlie, E., Fitzgerald, L., &amp; Waring, J. (2015). Hybrid Manager–Professionals’ Identity Work: The Maintenance and Hybridization of Medical Professionalism in Managerial Contexts. </text:span><text:span text:style-name="T1">Public </text:span><text:soft-page-break/><text:span text:style-name="T1">Administration</text:span><text:span text:style-name="T2">. http://doi.org/10.1111/padm.12119</text:span></text:p>
        <text:p text:style-name="Bibliography_20_1"><text:span text:style-name="T2">McGivern, G., &amp; Ferlie, E. (2007). Playing tick-box games: Interrelating defences in professional appraisal. </text:span><text:span text:style-name="T1">Human Relations</text:span><text:span text:style-name="T2">, </text:span><text:span text:style-name="T1">60</text:span><text:span text:style-name="T2">(9), 1361–1385. http://doi.org/10.1177/0018726707082851</text:span></text:p>
        <text:p text:style-name="Bibliography_20_1"><text:span text:style-name="T2">McGivern, G., &amp; Fischer, M. (2010). Medical regulation, spectacular transparency and the blame business. </text:span><text:span text:style-name="T1">Journal of Health Organization and Management</text:span><text:span text:style-name="T2">, </text:span><text:span text:style-name="T1">24</text:span><text:span text:style-name="T2">(6), 597–610. http://doi.org/10.1108/14777261011088683</text:span></text:p>
        <text:p text:style-name="Bibliography_20_1"><text:span text:style-name="T2">McKinlay, J. B., &amp; Arches, J. (1985). Towards the proletarianization of physicians. </text:span><text:span text:style-name="T1">International Journal of Health Services: Planning, Administration, Evaluation</text:span><text:span text:style-name="T2">, </text:span><text:span text:style-name="T1">15</text:span><text:span text:style-name="T2">(2), 161–195.</text:span></text:p>
        <text:p text:style-name="Bibliography_20_1"><text:span text:style-name="T2">Miller, P. (1992). Accounting and subjectivity: the invention of calculating selves and calculating spaces. </text:span><text:span text:style-name="T1">Annals of Scholarship</text:span><text:span text:style-name="T2">, </text:span><text:span text:style-name="T1">9</text:span><text:span text:style-name="T2">(1/2), 61–86.</text:span></text:p>
        <text:p text:style-name="Bibliography_20_1"><text:span text:style-name="T2">National Audit Office. (2013). </text:span><text:span text:style-name="T1">Managing NHS hospital consultants</text:span><text:span text:style-name="T2"> (No. HC 885). London: National Audit Office. Retrieved from http://www.nao.org.uk/report/managing-nhs-hospital-consultants/</text:span></text:p>
        <text:p text:style-name="Bibliography_20_1"><text:span text:style-name="T2">Noordegraaf, M. (2011). Risky Business: How Professionals and Professional Fields (Must) Deal with Organizational Issues. </text:span><text:span text:style-name="T1">Organization Studies</text:span><text:span text:style-name="T2">, </text:span><text:span text:style-name="T1">32</text:span><text:span text:style-name="T2">(10), 1349–1371. http://doi.org/10.1177/0170840611416748</text:span></text:p>
        <text:p text:style-name="Bibliography_20_1"><text:span text:style-name="T2">Pawson, R. (2002). Evidence and Policy and Naming and Shaming. </text:span><text:span text:style-name="T1">Policy Studies</text:span><text:span text:style-name="T2">, </text:span><text:span text:style-name="T1">23</text:span><text:span text:style-name="T2">(3), 211–230. http://doi.org/10.1080/0144287022000045993</text:span></text:p>
        <text:p text:style-name="Bibliography_20_1"><text:span text:style-name="T2">Peckham, S., Exworthy, M., Greener, I., &amp; Powell, M. (2005). Decentralizing Health Services: More Local Accountability or Just More Central Control? </text:span><text:span text:style-name="T1">Public Money &amp; Management</text:span><text:span text:style-name="T2">, </text:span><text:span text:style-name="T1">25</text:span><text:span text:style-name="T2">(4), 221–228. http://doi.org/10.1080/09540962.2005.10600097</text:span></text:p>
        <text:p text:style-name="Bibliography_20_1"><text:span text:style-name="T2">Pollitt, C. (2009). Bureaucracies Remember, Post-Bureaucratic Organizations Forget? </text:span><text:span text:style-name="T1">Public Administration</text:span><text:span text:style-name="T2">, </text:span><text:span text:style-name="T1">87</text:span><text:span text:style-name="T2">(2), 198–218. http://doi.org/10.1111/j.1467-9299.2008.01738.x</text:span></text:p>
        <text:p text:style-name="Bibliography_20_1"><text:span text:style-name="T2">Power, M. (1997). </text:span><text:span text:style-name="T1">The Audit Society: Rituals of Verification</text:span><text:span text:style-name="T2">. Oxford: Oxford University Press.</text:span></text:p>
        <text:p text:style-name="Bibliography_20_1"><text:span text:style-name="T2">Reed, M. (1999). From the cage to the gaze? The dynamics of organizational control in late modernity. In G. Morgan &amp; L. Engwall (Eds.), </text:span><text:span text:style-name="T1">Regulation and organizations: international perspectives.</text:span><text:span text:style-name="T2"> (pp. 17–49). London: Routledge.</text:span></text:p>
        <text:p text:style-name="Bibliography_20_1"><text:span text:style-name="T2">Rosenthal, M. (1995). </text:span><text:span text:style-name="T1">The incompetent doctor: behind closed doors.</text:span><text:span text:style-name="T2"> Buckingham: Open University Press.</text:span></text:p>
        <text:p text:style-name="Bibliography_20_1"><text:span text:style-name="T2">Scott, W. R. (2008). Lords of the Dance: Professionals as Institutional Agents. </text:span><text:span text:style-name="T1">Organization Studies</text:span><text:span text:style-name="T2">, </text:span><text:span text:style-name="T1">29</text:span><text:span text:style-name="T2">(2), 219–238. http://doi.org/10.1177/0170840607088151</text:span></text:p>
        <text:p text:style-name="Bibliography_20_1"><text:span text:style-name="T2">Shekelle, P. G., Lim, Y.-W., Mattke, S., &amp; Damberg, C. (2008). </text:span><text:span text:style-name="T1">Does public release of performance results improve quality of care? A systematic review</text:span><text:span text:style-name="T2">. London: Health Foundation. Retrieved from </text:span><text:soft-page-break/><text:span text:style-name="T2">http://www.health.org.uk/publications/does-public-release-of-performance-results-improve-quality-of-care/</text:span></text:p>
        <text:p text:style-name="Bibliography_20_1"><text:span text:style-name="T2">Timmermans, S., &amp; Oh, H. (2010). The Continued Social Transformation of the Medical Profession. </text:span><text:span text:style-name="T1">Journal of Health and Social Behavior</text:span><text:span text:style-name="T2">, </text:span><text:span text:style-name="T1">51</text:span><text:span text:style-name="T2">(1 suppl), S94–S106. http://doi.org/10.1177/0022146510383500</text:span></text:p>
        <text:p text:style-name="Bibliography_20_1"><text:span text:style-name="T2">Townley, B. (1994). </text:span><text:span text:style-name="T1">Reframing human resource management: power, ethics and the subject at work.</text:span><text:span text:style-name="T2"> London: Sage.</text:span></text:p>
        <text:p text:style-name="Bibliography_20_1"><text:span text:style-name="T2">Tsoukas, H. (1997). The tyranny of light: The temptations and the paradoxes of the information society. </text:span><text:span text:style-name="T1">Futures</text:span><text:span text:style-name="T2">, </text:span><text:span text:style-name="T1">29</text:span><text:span text:style-name="T2">(9), 827–843. http://doi.org/10.1016/S0016-3287(97)00035-9</text:span></text:p>
        <text:p text:style-name="Bibliography_20_1"><text:span text:style-name="T2">Waring, J., &amp; Currie, G. (2009). Managing Expert Knowledge: Organizational Challenges and Managerial Futures for the UK Medical Profession. </text:span><text:span text:style-name="T1">Organization Studies</text:span><text:span text:style-name="T2">, </text:span><text:span text:style-name="T1">30</text:span><text:span text:style-name="T2">(7), 755–778. http://doi.org/10.1177/0170840609104819</text:span></text:p>
        <text:p text:style-name="Bibliography_20_1"><text:span text:style-name="T2">Weeden, K. A. (2002). Why Do Some Occupations Pay More than Others? Social Closure and Earnings Inequality in the United States. </text:span><text:span text:style-name="T1">American Journal of Sociology</text:span><text:span text:style-name="T2">, </text:span><text:span text:style-name="T1">108</text:span><text:span text:style-name="T2">(1), 55–101. http://doi.org/10.1086/344121</text:span></text:p>
        <text:p text:style-name="Bibliography_20_1"><text:span text:style-name="T2">Zuboff, S. (1988). </text:span><text:span text:style-name="T1">In the age of the smart machine: The future of work and power.</text:span><text:span text:style-name="T2"> Chicago: Basic Book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ibliography_20_1" style:display-name="Bibliography 1" style:family="paragraph" style:parent-style-name="Index" style:class="index">
      <style:paragraph-properties fo:margin-left="36pt" fo:margin-right="0pt" fo:margin-top="0pt" fo:margin-bottom="0pt" loext:contextual-spacing="false" style:line-height-at-least="24.01pt" fo:text-indent="-36pt" style:auto-text-indent="false">
        <style:tab-stops/>
      </style:paragraph-properties>
    </style:style>
    <style:style style:name="Heading_20_2" style:display-name="Heading 2"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47.99pt" fo:margin-bottom="47.99pt" fo:margin-left="47.99pt" fo:margin-right="47.9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09:32:27.104473664</meta:creation-date>
    <dc:date>2015-04-29T11:21:39.760690548</dc:date>
    <meta:editing-duration>PT3H34M59S</meta:editing-duration>
    <meta:editing-cycles>47</meta:editing-cycles>
    <meta:generator>LibreOffice/4.4.2.2$Linux_X86_64 LibreOffice_project/c4c7d32d0d49397cad38d62472b0bc8acff48dd6</meta:generator>
    <meta:document-statistic meta:table-count="0" meta:image-count="0" meta:object-count="0" meta:page-count="8" meta:paragraph-count="150" meta:word-count="2325" meta:character-count="16945" meta:non-whitespace-character-count="14793"/>
    <meta:user-defined meta:name="ZOTERO_PREF_1">&lt;data data-version="3" zotero-version="4.0.26.3"&gt;&lt;session id="nXaxn2Ri"/&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